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6C9EC"/>
    </style:style>
    <style:style style:name="ce3" style:family="table-cell" style:parent-style-name="Default" style:data-style-name="N0">
      <style:table-cell-properties style:vertical-align="automatic" fo:background-color="#A6C9E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A6C9E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2.14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1" table:number-columns-repeated="16373" table:default-cell-style-name="ce1"/>
        <table:table-row table:style-name="ro1">
          <table:table-cell table:number-columns-repeated="6" table:style-name="ce1"/>
          <table:table-cell office:value-type="string" table:style-name="ce1">
            <text:p>Horizontal</text:p>
          </table:table-cell>
          <table:table-cell table:number-columns-repeated="3" table:style-name="ce1"/>
          <table:table-cell office:value-type="string" table:style-name="ce1">
            <text:p>Diagonal</text:p>
          </table:table-cell>
          <table:table-cell table:number-columns-repeated="4" table:style-name="ce1"/>
          <table:table-cell office:value-type="string" table:style-name="ce1">
            <text:p>Vertical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">
            <text:p>Size</text:p>
          </table:table-cell>
          <table:table-cell office:value-type="string" table:style-name="ce1">
            <text:p>Horizontal</text:p>
          </table:table-cell>
          <table:table-cell table:style-name="ce1"/>
          <table:table-cell office:value-type="string" table:style-name="ce1">
            <text:p>Unit X</text:p>
          </table:table-cell>
          <table:table-cell office:value-type="string" table:style-name="ce1">
            <text:p>Sprite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Unit X</text:p>
          </table:table-cell>
          <table:table-cell office:value-type="string" table:style-name="ce1">
            <text:p>Sprite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Both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W</text:p>
          </table:table-cell>
          <table:table-cell table:number-columns-repeated="16358" table:style-name="ce1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4" table:formula="of:=32/(8/[.B3])" table:style-name="ce3">
            <text:p>4</text:p>
          </table:table-cell>
          <table:table-cell table:style-name="ce2"/>
          <table:table-cell office:value-type="float" office:value="4" table:formula="of:=[.C3]" table:style-name="ce2">
            <text:p>4</text:p>
          </table:table-cell>
          <table:table-cell office:value-type="float" office:value="5" table:formula="of:=[.E3]+1" table:style-name="ce4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3]+1" table:style-name="ce4">
            <text:p>13</text:p>
          </table:table-cell>
          <table:table-cell table:style-name="ce2"/>
          <table:table-cell office:value-type="float" office:value="7" table:formula="of:=[.K3]-1" table:style-name="ce2">
            <text:p>7</text:p>
          </table:table-cell>
          <table:table-cell office:value-type="float" office:value="8" table:formula="of:=(([.C3]/2)+6)" table:style-name="ce4">
            <text:p>8</text:p>
          </table:table-cell>
          <table:table-cell office:value-type="float" office:value="11" table:formula="of:=(([.C3]/4)+10)" table:style-name="ce2">
            <text:p>11</text:p>
          </table:table-cell>
          <table:table-cell office:value-type="float" office:value="12" table:formula="of:=[.L3]+1" table:style-name="ce4">
            <text:p>12</text:p>
          </table:table-cell>
          <table:table-cell table:style-name="ce2"/>
          <table:table-cell office:value-type="float" office:value="8" table:style-name="ce4">
            <text:p>8</text:p>
          </table:table-cell>
          <table:table-cell office:value-type="float" office:value="10" table:formula="of:=([.B3]*2)+8" table:style-name="ce2">
            <text:p>10</text:p>
          </table:table-cell>
          <table:table-cell office:value-type="float" office:value="11" table:formula="of:=[.P3]+1" table:style-name="ce4">
            <text:p>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3]+[.O3]+1" table:style-name="ce2">
            <text:p>9</text:p>
          </table:table-cell>
          <table:table-cell office:value-type="float" office:value="18" table:formula="of:=[.T3]+[.K3]+1" table:style-name="ce2">
            <text:p>18</text:p>
          </table:table-cell>
          <table:table-cell office:value-type="float" office:value="24" table:formula="of:=[.U3]+[.F3]+1" table:style-name="ce2">
            <text:p>24</text:p>
          </table:table-cell>
          <table:table-cell office:value-type="float" office:value="33" table:formula="of:=[.V3]+[.K3]+1" table:style-name="ce2">
            <text:p>33</text:p>
          </table:table-cell>
          <table:table-cell office:value-type="float" office:value="42" table:formula="of:=[.W3]+[.O3]+1" table:style-name="ce2">
            <text:p>42</text:p>
          </table:table-cell>
          <table:table-cell office:value-type="float" office:value="51" table:formula="of:=[.X3]+[.K3]+1" table:style-name="ce2">
            <text:p>51</text:p>
          </table:table-cell>
          <table:table-cell office:value-type="float" office:value="57" table:formula="of:=[.Y3]+[.F3]+1" table:style-name="ce2">
            <text:p>57</text:p>
          </table:table-cell>
          <table:table-cell table:number-columns-repeated="16358" table:style-name="ce2"/>
        </table:table-row>
        <table:table-row table:style-name="ro1">
          <table:table-cell table:style-name="ce1"/>
          <table:table-cell office:value-type="float" office:value="2" table:style-name="ce5">
            <text:p>2</text:p>
          </table:table-cell>
          <table:table-cell office:value-type="float" office:value="8" table:formula="of:=32/(8/[.B4])" table:style-name="ce5">
            <text:p>8</text:p>
          </table:table-cell>
          <table:table-cell table:style-name="ce1"/>
          <table:table-cell office:value-type="float" office:value="8" table:formula="of:=[.C4]" table:style-name="ce1">
            <text:p>8</text:p>
          </table:table-cell>
          <table:table-cell office:value-type="float" office:value="9" table:formula="of:=[.E4]+1" table:style-name="ce6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3" table:formula="of:=[.G4]+1" table:style-name="ce6">
            <text:p>13</text:p>
          </table:table-cell>
          <table:table-cell table:style-name="ce1"/>
          <table:table-cell office:value-type="float" office:value="9" table:formula="of:=[.K4]-1" table:style-name="ce1">
            <text:p>9</text:p>
          </table:table-cell>
          <table:table-cell office:value-type="float" office:value="10" table:formula="of:=(([.C4]/2)+6)" table:style-name="ce6">
            <text:p>10</text:p>
          </table:table-cell>
          <table:table-cell office:value-type="float" office:value="12" table:formula="of:=(([.C4]/4)+10)" table:style-name="ce1">
            <text:p>12</text:p>
          </table:table-cell>
          <table:table-cell office:value-type="float" office:value="13" table:formula="of:=[.L4]+1" table:style-name="ce6">
            <text:p>13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12" table:formula="of:=([.C4]/2)+8" table:style-name="ce1">
            <text:p>12</text:p>
          </table:table-cell>
          <table:table-cell office:value-type="float" office:value="13" table:formula="of:=[.P4]+1" table:style-name="ce6">
            <text:p>1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" table:formula="of:=[.S4]+[.O4]+1" table:style-name="ce1">
            <text:p>9</text:p>
          </table:table-cell>
          <table:table-cell office:value-type="float" office:value="20" table:formula="of:=[.T4]+[.K4]+1" table:style-name="ce1">
            <text:p>20</text:p>
          </table:table-cell>
          <table:table-cell office:value-type="float" office:value="30" table:formula="of:=[.U4]+[.F4]+1" table:style-name="ce1">
            <text:p>30</text:p>
          </table:table-cell>
          <table:table-cell office:value-type="float" office:value="41" table:formula="of:=[.V4]+[.K4]+1" table:style-name="ce1">
            <text:p>41</text:p>
          </table:table-cell>
          <table:table-cell office:value-type="float" office:value="50" table:formula="of:=[.W4]+[.O4]+1" table:style-name="ce1">
            <text:p>50</text:p>
          </table:table-cell>
          <table:table-cell office:value-type="float" office:value="61" table:formula="of:=[.X4]+[.K4]+1" table:style-name="ce1">
            <text:p>61</text:p>
          </table:table-cell>
          <table:table-cell office:value-type="float" office:value="71" table:formula="of:=[.Y4]+[.F4]+1" table:style-name="ce1">
            <text:p>71</text:p>
          </table:table-cell>
          <table:table-cell table:number-columns-repeated="16358" table:style-name="ce1"/>
        </table:table-row>
        <table:table-row table:style-name="ro1">
          <table:table-cell table:style-name="ce2"/>
          <table:table-cell office:value-type="float" office:value="3" table:style-name="ce3">
            <text:p>3</text:p>
          </table:table-cell>
          <table:table-cell office:value-type="float" office:value="12" table:formula="of:=32/(8/[.B5])" table:style-name="ce3">
            <text:p>12</text:p>
          </table:table-cell>
          <table:table-cell table:style-name="ce2"/>
          <table:table-cell office:value-type="float" office:value="12" table:formula="of:=[.C5]" table:style-name="ce2">
            <text:p>12</text:p>
          </table:table-cell>
          <table:table-cell office:value-type="float" office:value="13" table:formula="of:=[.E5]+1" table:style-name="ce4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5]+1" table:style-name="ce4">
            <text:p>13</text:p>
          </table:table-cell>
          <table:table-cell table:style-name="ce2"/>
          <table:table-cell office:value-type="float" office:value="11" table:formula="of:=[.K5]-1" table:style-name="ce2">
            <text:p>11</text:p>
          </table:table-cell>
          <table:table-cell office:value-type="float" office:value="12" table:formula="of:=(([.C5]/2)+6)" table:style-name="ce4">
            <text:p>12</text:p>
          </table:table-cell>
          <table:table-cell office:value-type="float" office:value="13" table:formula="of:=(([.C5]/4)+10)" table:style-name="ce2">
            <text:p>13</text:p>
          </table:table-cell>
          <table:table-cell office:value-type="float" office:value="14" table:formula="of:=[.L5]+1" table:style-name="ce4">
            <text:p>14</text:p>
          </table:table-cell>
          <table:table-cell table:style-name="ce2"/>
          <table:table-cell office:value-type="float" office:value="8" table:style-name="ce4">
            <text:p>8</text:p>
          </table:table-cell>
          <table:table-cell office:value-type="float" office:value="14" table:formula="of:=([.C5]/2)+8" table:style-name="ce2">
            <text:p>14</text:p>
          </table:table-cell>
          <table:table-cell office:value-type="float" office:value="15" table:formula="of:=[.P5]+1" table:style-name="ce4">
            <text:p>15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5]+[.O5]+1" table:style-name="ce2">
            <text:p>9</text:p>
          </table:table-cell>
          <table:table-cell office:value-type="float" office:value="22" table:formula="of:=[.T5]+[.K5]+1" table:style-name="ce2">
            <text:p>22</text:p>
          </table:table-cell>
          <table:table-cell office:value-type="float" office:value="36" table:formula="of:=[.U5]+[.F5]+1" table:style-name="ce2">
            <text:p>36</text:p>
          </table:table-cell>
          <table:table-cell office:value-type="float" office:value="49" table:formula="of:=[.V5]+[.K5]+1" table:style-name="ce2">
            <text:p>49</text:p>
          </table:table-cell>
          <table:table-cell office:value-type="float" office:value="58" table:formula="of:=[.W5]+[.O5]+1" table:style-name="ce2">
            <text:p>58</text:p>
          </table:table-cell>
          <table:table-cell office:value-type="float" office:value="71" table:formula="of:=[.X5]+[.K5]+1" table:style-name="ce2">
            <text:p>71</text:p>
          </table:table-cell>
          <table:table-cell office:value-type="float" office:value="85" table:formula="of:=[.Y5]+[.F5]+1" table:style-name="ce2">
            <text:p>85</text:p>
          </table:table-cell>
          <table:table-cell table:number-columns-repeated="16358" table:style-name="ce2"/>
        </table:table-row>
        <table:table-row table:style-name="ro1">
          <table:table-cell table:style-name="ce7"/>
          <table:table-cell office:value-type="float" office:value="4" table:style-name="ce8">
            <text:p>4</text:p>
          </table:table-cell>
          <table:table-cell office:value-type="float" office:value="16" table:formula="of:=32/(8/[.B6])" table:style-name="ce8">
            <text:p>16</text:p>
          </table:table-cell>
          <table:table-cell table:style-name="ce7"/>
          <table:table-cell office:value-type="float" office:value="16" table:formula="of:=[.C6]" table:style-name="ce7">
            <text:p>16</text:p>
          </table:table-cell>
          <table:table-cell office:value-type="float" office:value="17" table:formula="of:=[.E6]+1" table:style-name="ce6">
            <text:p>17</text:p>
          </table:table-cell>
          <table:table-cell office:value-type="float" office:value="12" table:style-name="ce7">
            <text:p>12</text:p>
          </table:table-cell>
          <table:table-cell office:value-type="float" office:value="13" table:formula="of:=[.G6]+1" table:style-name="ce9">
            <text:p>13</text:p>
          </table:table-cell>
          <table:table-cell office:value-type="string" table:style-name="ce7">
            <text:p>r</text:p>
          </table:table-cell>
          <table:table-cell office:value-type="float" office:value="13" table:formula="of:=[.K6]-1" table:style-name="ce7">
            <text:p>13</text:p>
          </table:table-cell>
          <table:table-cell office:value-type="float" office:value="14" table:formula="of:=(([.C6]/2)+6)" table:style-name="ce9">
            <text:p>14</text:p>
          </table:table-cell>
          <table:table-cell office:value-type="float" office:value="14" table:formula="of:=(([.C6]/4)+10)" table:style-name="ce7">
            <text:p>14</text:p>
          </table:table-cell>
          <table:table-cell office:value-type="float" office:value="15" table:formula="of:=[.L6]+1" table:style-name="ce9">
            <text:p>15</text:p>
          </table:table-cell>
          <table:table-cell table:style-name="ce7"/>
          <table:table-cell office:value-type="float" office:value="8" table:style-name="ce9">
            <text:p>8</text:p>
          </table:table-cell>
          <table:table-cell office:value-type="float" office:value="16" table:formula="of:=([.C6]/2)+8" table:style-name="ce7">
            <text:p>16</text:p>
          </table:table-cell>
          <table:table-cell office:value-type="float" office:value="17" table:formula="of:=[.P6]+1" table:style-name="ce9">
            <text:p>17</text:p>
          </table:table-cell>
          <table:table-cell table:style-name="ce7"/>
          <table:table-cell office:value-type="float" office:value="0" table:style-name="ce1">
            <text:p>0</text:p>
          </table:table-cell>
          <table:table-cell office:value-type="float" office:value="9" table:formula="of:=[.S6]+[.O6]+1" table:style-name="ce1">
            <text:p>9</text:p>
          </table:table-cell>
          <table:table-cell office:value-type="float" office:value="24" table:formula="of:=[.T6]+[.K6]+1" table:style-name="ce1">
            <text:p>24</text:p>
          </table:table-cell>
          <table:table-cell office:value-type="float" office:value="42" table:formula="of:=[.U6]+[.F6]+1" table:style-name="ce1">
            <text:p>42</text:p>
          </table:table-cell>
          <table:table-cell office:value-type="float" office:value="57" table:formula="of:=[.V6]+[.K6]+1" table:style-name="ce1">
            <text:p>57</text:p>
          </table:table-cell>
          <table:table-cell office:value-type="float" office:value="66" table:formula="of:=[.W6]+[.O6]+1" table:style-name="ce1">
            <text:p>66</text:p>
          </table:table-cell>
          <table:table-cell office:value-type="float" office:value="81" table:formula="of:=[.X6]+[.K6]+1" table:style-name="ce1">
            <text:p>81</text:p>
          </table:table-cell>
          <table:table-cell office:value-type="float" office:value="99" table:formula="of:=[.Y6]+[.F6]+1" table:style-name="ce1">
            <text:p>99</text:p>
          </table:table-cell>
          <table:table-cell table:number-columns-repeated="16358" table:style-name="ce7"/>
        </table:table-row>
        <table:table-row table:style-name="ro2">
          <table:table-cell table:style-name="ce2"/>
          <table:table-cell office:value-type="float" office:value="5" table:style-name="ce3">
            <text:p>5</text:p>
          </table:table-cell>
          <table:table-cell office:value-type="float" office:value="20" table:formula="of:=32/(8/[.B7])" table:style-name="ce3">
            <text:p>20</text:p>
          </table:table-cell>
          <table:table-cell table:style-name="ce2"/>
          <table:table-cell office:value-type="float" office:value="20" table:formula="of:=[.C7]" table:style-name="ce2">
            <text:p>20</text:p>
          </table:table-cell>
          <table:table-cell office:value-type="float" office:value="21" table:formula="of:=[.E7]+1" table:style-name="ce4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7]+1" table:style-name="ce4">
            <text:p>13</text:p>
          </table:table-cell>
          <table:table-cell table:style-name="ce2"/>
          <table:table-cell office:value-type="float" office:value="15" table:formula="of:=[.K7]-1" table:style-name="ce2">
            <text:p>15</text:p>
          </table:table-cell>
          <table:table-cell office:value-type="float" office:value="16" table:formula="of:=(([.C7]/2)+6)" table:style-name="ce4">
            <text:p>16</text:p>
          </table:table-cell>
          <table:table-cell office:value-type="float" office:value="15" table:formula="of:=(([.C7]/4)+10)" table:style-name="ce2">
            <text:p>15</text:p>
          </table:table-cell>
          <table:table-cell office:value-type="float" office:value="16" table:formula="of:=[.L7]+1" table:style-name="ce4">
            <text:p>16</text:p>
          </table:table-cell>
          <table:table-cell table:style-name="ce2"/>
          <table:table-cell office:value-type="float" office:value="8" table:style-name="ce4">
            <text:p>8</text:p>
          </table:table-cell>
          <table:table-cell office:value-type="float" office:value="18" table:formula="of:=([.C7]/2)+8" table:style-name="ce2">
            <text:p>18</text:p>
          </table:table-cell>
          <table:table-cell office:value-type="float" office:value="19" table:formula="of:=[.P7]+1" table:style-name="ce4">
            <text:p>19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7]+[.O7]+1" table:style-name="ce2">
            <text:p>9</text:p>
          </table:table-cell>
          <table:table-cell office:value-type="float" office:value="26" table:formula="of:=[.T7]+[.K7]+1" table:style-name="ce2">
            <text:p>26</text:p>
          </table:table-cell>
          <table:table-cell office:value-type="float" office:value="48" table:formula="of:=[.U7]+[.F7]+1" table:style-name="ce2">
            <text:p>48</text:p>
          </table:table-cell>
          <table:table-cell office:value-type="float" office:value="65" table:formula="of:=[.V7]+[.K7]+1" table:style-name="ce2">
            <text:p>65</text:p>
          </table:table-cell>
          <table:table-cell office:value-type="float" office:value="74" table:formula="of:=[.W7]+[.O7]+1" table:style-name="ce2">
            <text:p>74</text:p>
          </table:table-cell>
          <table:table-cell office:value-type="float" office:value="91" table:formula="of:=[.X7]+[.K7]+1" table:style-name="ce2">
            <text:p>91</text:p>
          </table:table-cell>
          <table:table-cell office:value-type="float" office:value="113" table:formula="of:=[.Y7]+[.F7]+1" table:style-name="ce2">
            <text:p>113</text:p>
          </table:table-cell>
          <table:table-cell table:number-columns-repeated="16358" table:style-name="ce2"/>
        </table:table-row>
        <table:table-row table:style-name="ro1">
          <table:table-cell table:style-name="ce7"/>
          <table:table-cell office:value-type="float" office:value="6" table:style-name="ce8">
            <text:p>6</text:p>
          </table:table-cell>
          <table:table-cell office:value-type="float" office:value="24" table:formula="of:=32/(8/[.B8])" table:style-name="ce8">
            <text:p>24</text:p>
          </table:table-cell>
          <table:table-cell table:style-name="ce7"/>
          <table:table-cell office:value-type="float" office:value="24" table:formula="of:=[.C8]" table:style-name="ce7">
            <text:p>24</text:p>
          </table:table-cell>
          <table:table-cell office:value-type="float" office:value="25" table:formula="of:=[.E8]+1" table:style-name="ce9">
            <text:p>25</text:p>
          </table:table-cell>
          <table:table-cell office:value-type="float" office:value="12" table:style-name="ce7">
            <text:p>12</text:p>
          </table:table-cell>
          <table:table-cell office:value-type="float" office:value="13" table:formula="of:=[.G8]+1" table:style-name="ce9">
            <text:p>13</text:p>
          </table:table-cell>
          <table:table-cell table:style-name="ce7"/>
          <table:table-cell office:value-type="float" office:value="17" table:formula="of:=[.K8]-1" table:style-name="ce7">
            <text:p>17</text:p>
          </table:table-cell>
          <table:table-cell office:value-type="float" office:value="18" table:formula="of:=(([.C8]/2)+6)" table:style-name="ce9">
            <text:p>18</text:p>
          </table:table-cell>
          <table:table-cell office:value-type="float" office:value="16" table:formula="of:=(([.C8]/4)+10)" table:style-name="ce7">
            <text:p>16</text:p>
          </table:table-cell>
          <table:table-cell office:value-type="float" office:value="17" table:formula="of:=[.L8]+1" table:style-name="ce9">
            <text:p>17</text:p>
          </table:table-cell>
          <table:table-cell table:style-name="ce7"/>
          <table:table-cell office:value-type="float" office:value="8" table:style-name="ce9">
            <text:p>8</text:p>
          </table:table-cell>
          <table:table-cell office:value-type="float" office:value="20" table:formula="of:=([.C8]/2)+8" table:style-name="ce7">
            <text:p>20</text:p>
          </table:table-cell>
          <table:table-cell office:value-type="float" office:value="21" table:formula="of:=[.P8]+1" table:style-name="ce9">
            <text:p>21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9" table:formula="of:=[.S8]+[.O8]+1" table:style-name="ce7">
            <text:p>9</text:p>
          </table:table-cell>
          <table:table-cell office:value-type="float" office:value="28" table:formula="of:=[.T8]+[.K8]+1" table:style-name="ce7">
            <text:p>28</text:p>
          </table:table-cell>
          <table:table-cell office:value-type="float" office:value="54" table:formula="of:=[.U8]+[.F8]+1" table:style-name="ce7">
            <text:p>54</text:p>
          </table:table-cell>
          <table:table-cell office:value-type="float" office:value="73" table:formula="of:=[.V8]+[.K8]+1" table:style-name="ce7">
            <text:p>73</text:p>
          </table:table-cell>
          <table:table-cell office:value-type="float" office:value="82" table:formula="of:=[.W8]+[.O8]+1" table:style-name="ce7">
            <text:p>82</text:p>
          </table:table-cell>
          <table:table-cell office:value-type="float" office:value="101" table:formula="of:=[.X8]+[.K8]+1" table:style-name="ce7">
            <text:p>101</text:p>
          </table:table-cell>
          <table:table-cell office:value-type="float" office:value="127" table:formula="of:=[.Y8]+[.F8]+1" table:style-name="ce7">
            <text:p>127</text:p>
          </table:table-cell>
          <table:table-cell table:number-columns-repeated="16358" table:style-name="ce7"/>
        </table:table-row>
        <table:table-row table:style-name="ro1">
          <table:table-cell table:style-name="ce2"/>
          <table:table-cell office:value-type="float" office:value="7" table:style-name="ce3">
            <text:p>7</text:p>
          </table:table-cell>
          <table:table-cell office:value-type="float" office:value="28" table:formula="of:=32/(8/[.B9])" table:style-name="ce3">
            <text:p>28</text:p>
          </table:table-cell>
          <table:table-cell table:style-name="ce2"/>
          <table:table-cell office:value-type="float" office:value="28" table:formula="of:=[.C9]" table:style-name="ce2">
            <text:p>28</text:p>
          </table:table-cell>
          <table:table-cell office:value-type="float" office:value="29" table:formula="of:=[.E9]+1" table:style-name="ce4">
            <text:p>29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9]+1" table:style-name="ce4">
            <text:p>13</text:p>
          </table:table-cell>
          <table:table-cell table:style-name="ce2"/>
          <table:table-cell office:value-type="float" office:value="19" table:formula="of:=[.K9]-1" table:style-name="ce2">
            <text:p>19</text:p>
          </table:table-cell>
          <table:table-cell office:value-type="float" office:value="20" table:formula="of:=(([.C9]/2)+6)" table:style-name="ce4">
            <text:p>20</text:p>
          </table:table-cell>
          <table:table-cell office:value-type="float" office:value="17" table:formula="of:=(([.C9]/4)+10)" table:style-name="ce2">
            <text:p>17</text:p>
          </table:table-cell>
          <table:table-cell office:value-type="float" office:value="18" table:formula="of:=[.L9]+1" table:style-name="ce4">
            <text:p>18</text:p>
          </table:table-cell>
          <table:table-cell table:style-name="ce2"/>
          <table:table-cell office:value-type="float" office:value="8" table:style-name="ce4">
            <text:p>8</text:p>
          </table:table-cell>
          <table:table-cell office:value-type="float" office:value="22" table:formula="of:=([.C9]/2)+8" table:style-name="ce2">
            <text:p>22</text:p>
          </table:table-cell>
          <table:table-cell office:value-type="float" office:value="23" table:formula="of:=[.P9]+1" table:style-name="ce4">
            <text:p>2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9]+[.O9]+1" table:style-name="ce2">
            <text:p>9</text:p>
          </table:table-cell>
          <table:table-cell office:value-type="float" office:value="30" table:formula="of:=[.T9]+[.K9]+1" table:style-name="ce2">
            <text:p>30</text:p>
          </table:table-cell>
          <table:table-cell office:value-type="float" office:value="60" table:formula="of:=[.U9]+[.F9]+1" table:style-name="ce2">
            <text:p>60</text:p>
          </table:table-cell>
          <table:table-cell office:value-type="float" office:value="81" table:formula="of:=[.V9]+[.K9]+1" table:style-name="ce2">
            <text:p>81</text:p>
          </table:table-cell>
          <table:table-cell office:value-type="float" office:value="90" table:formula="of:=[.W9]+[.O9]+1" table:style-name="ce2">
            <text:p>90</text:p>
          </table:table-cell>
          <table:table-cell office:value-type="float" office:value="111" table:formula="of:=[.X9]+[.K9]+1" table:style-name="ce2">
            <text:p>111</text:p>
          </table:table-cell>
          <table:table-cell office:value-type="float" office:value="141" table:formula="of:=[.Y9]+[.F9]+1" table:style-name="ce2">
            <text:p>141</text:p>
          </table:table-cell>
          <table:table-cell table:number-columns-repeated="16358" table:style-name="ce2"/>
        </table:table-row>
        <table:table-row table:style-name="ro1">
          <table:table-cell table:style-name="ce1"/>
          <table:table-cell office:value-type="float" office:value="8" table:style-name="ce5">
            <text:p>8</text:p>
          </table:table-cell>
          <table:table-cell office:value-type="float" office:value="32" table:formula="of:=32/(8/[.B10])" table:style-name="ce5">
            <text:p>32</text:p>
          </table:table-cell>
          <table:table-cell table:style-name="ce1"/>
          <table:table-cell office:value-type="float" office:value="32" table:formula="of:=[.C10]" table:style-name="ce1">
            <text:p>32</text:p>
          </table:table-cell>
          <table:table-cell office:value-type="float" office:value="33" table:formula="of:=[.E10]+1" table:style-name="ce6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13" table:formula="of:=[.G10]+1" table:style-name="ce6">
            <text:p>13</text:p>
          </table:table-cell>
          <table:table-cell table:style-name="ce1"/>
          <table:table-cell office:value-type="float" office:value="21" table:formula="of:=[.K10]-1" table:style-name="ce1">
            <text:p>21</text:p>
          </table:table-cell>
          <table:table-cell office:value-type="float" office:value="22" table:formula="of:=(([.C10]/2)+6)" table:style-name="ce6">
            <text:p>22</text:p>
          </table:table-cell>
          <table:table-cell office:value-type="float" office:value="18" table:formula="of:=(([.C10]/4)+10)" table:style-name="ce1">
            <text:p>18</text:p>
          </table:table-cell>
          <table:table-cell office:value-type="float" office:value="19" table:formula="of:=[.L10]+1" table:style-name="ce6">
            <text:p>19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24" table:formula="of:=([.C10]/2)+8" table:style-name="ce1">
            <text:p>24</text:p>
          </table:table-cell>
          <table:table-cell office:value-type="float" office:value="25" table:formula="of:=[.P10]+1" table:style-name="ce6">
            <text:p>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" table:formula="of:=[.S10]+[.O10]+1" table:style-name="ce1">
            <text:p>9</text:p>
          </table:table-cell>
          <table:table-cell office:value-type="float" office:value="32" table:formula="of:=[.T10]+[.K10]+1" table:style-name="ce1">
            <text:p>32</text:p>
          </table:table-cell>
          <table:table-cell office:value-type="float" office:value="66" table:formula="of:=[.U10]+[.F10]+1" table:style-name="ce1">
            <text:p>66</text:p>
          </table:table-cell>
          <table:table-cell office:value-type="float" office:value="89" table:formula="of:=[.V10]+[.K10]+1" table:style-name="ce1">
            <text:p>89</text:p>
          </table:table-cell>
          <table:table-cell office:value-type="float" office:value="98" table:formula="of:=[.W10]+[.O10]+1" table:style-name="ce1">
            <text:p>98</text:p>
          </table:table-cell>
          <table:table-cell office:value-type="float" office:value="121" table:formula="of:=[.X10]+[.K10]+1" table:style-name="ce1">
            <text:p>121</text:p>
          </table:table-cell>
          <table:table-cell office:value-type="float" office:value="155" table:formula="of:=[.Y10]+[.F10]+1" table:style-name="ce1">
            <text:p>155</text:p>
          </table:table-cell>
          <table:table-cell table:number-columns-repeated="16358" table:style-name="ce1"/>
        </table:table-row>
        <table:table-row table:style-name="ro1">
          <table:table-cell table:style-name="ce2"/>
          <table:table-cell office:value-type="float" office:value="9" table:style-name="ce3">
            <text:p>9</text:p>
          </table:table-cell>
          <table:table-cell office:value-type="float" office:value="36" table:formula="of:=32/(8/[.B11])" table:style-name="ce3">
            <text:p>36</text:p>
          </table:table-cell>
          <table:table-cell table:style-name="ce2"/>
          <table:table-cell office:value-type="float" office:value="36" table:formula="of:=[.C11]" table:style-name="ce2">
            <text:p>36</text:p>
          </table:table-cell>
          <table:table-cell office:value-type="float" office:value="37" table:formula="of:=[.E11]+1" table:style-name="ce4">
            <text:p>37</text:p>
          </table:table-cell>
          <table:table-cell office:value-type="float" office:value="13" table:style-name="ce2">
            <text:p>13</text:p>
          </table:table-cell>
          <table:table-cell office:value-type="float" office:value="14" table:formula="of:=[.G11]+1" table:style-name="ce4">
            <text:p>14</text:p>
          </table:table-cell>
          <table:table-cell table:style-name="ce2"/>
          <table:table-cell office:value-type="float" office:value="23" table:formula="of:=[.K11]-1" table:style-name="ce2">
            <text:p>23</text:p>
          </table:table-cell>
          <table:table-cell office:value-type="float" office:value="24" table:formula="of:=(([.C11]/2)+6)" table:style-name="ce4">
            <text:p>24</text:p>
          </table:table-cell>
          <table:table-cell office:value-type="float" office:value="19" table:formula="of:=(([.C11]/4)+10)" table:style-name="ce2">
            <text:p>19</text:p>
          </table:table-cell>
          <table:table-cell office:value-type="float" office:value="20" table:formula="of:=[.L11]+1" table:style-name="ce4">
            <text:p>20</text:p>
          </table:table-cell>
          <table:table-cell table:style-name="ce2"/>
          <table:table-cell office:value-type="float" office:value="8" table:style-name="ce4">
            <text:p>8</text:p>
          </table:table-cell>
          <table:table-cell office:value-type="float" office:value="26" table:formula="of:=([.C11]/2)+8" table:style-name="ce2">
            <text:p>26</text:p>
          </table:table-cell>
          <table:table-cell office:value-type="float" office:value="27" table:formula="of:=[.P11]+1" table:style-name="ce4">
            <text:p>27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0" table:formula="of:=[.S11]+[.O11]+1" table:style-name="ce2">
            <text:p>10</text:p>
          </table:table-cell>
          <table:table-cell office:value-type="float" office:value="35" table:formula="of:=[.T11]+[.K11]+1" table:style-name="ce2">
            <text:p>35</text:p>
          </table:table-cell>
          <table:table-cell office:value-type="float" office:value="73" table:formula="of:=[.U11]+[.F11]+1" table:style-name="ce2">
            <text:p>73</text:p>
          </table:table-cell>
          <table:table-cell office:value-type="float" office:value="98" table:formula="of:=[.V11]+[.K11]+1" table:style-name="ce2">
            <text:p>98</text:p>
          </table:table-cell>
          <table:table-cell office:value-type="float" office:value="107" table:formula="of:=[.W11]+[.O11]+1" table:style-name="ce2">
            <text:p>107</text:p>
          </table:table-cell>
          <table:table-cell office:value-type="float" office:value="132" table:formula="of:=[.X11]+[.K11]+1" table:style-name="ce2">
            <text:p>132</text:p>
          </table:table-cell>
          <table:table-cell office:value-type="float" office:value="170" table:formula="of:=[.Y11]+[.F11]+1" table:style-name="ce2">
            <text:p>170</text:p>
          </table:table-cell>
          <table:table-cell table:style-name="ce2"/>
          <table:table-cell table:number-columns-repeated="16357"/>
        </table:table-row>
        <table:table-row table:style-name="ro1">
          <table:table-cell table:style-name="ce1"/>
          <table:table-cell office:value-type="float" office:value="10" table:style-name="ce5">
            <text:p>10</text:p>
          </table:table-cell>
          <table:table-cell office:value-type="float" office:value="40" table:formula="of:=32/(8/[.B12])" table:style-name="ce5">
            <text:p>40</text:p>
          </table:table-cell>
          <table:table-cell table:style-name="ce1"/>
          <table:table-cell office:value-type="float" office:value="40" table:formula="of:=[.C12]" table:style-name="ce1">
            <text:p>40</text:p>
          </table:table-cell>
          <table:table-cell office:value-type="float" office:value="41" table:formula="of:=[.E12]+1" table:style-name="ce6">
            <text:p>41</text:p>
          </table:table-cell>
          <table:table-cell office:value-type="float" office:value="14" table:style-name="ce1">
            <text:p>14</text:p>
          </table:table-cell>
          <table:table-cell office:value-type="float" office:value="15" table:formula="of:=[.G12]+1" table:style-name="ce6">
            <text:p>15</text:p>
          </table:table-cell>
          <table:table-cell table:style-name="ce1"/>
          <table:table-cell office:value-type="float" office:value="25" table:formula="of:=[.K12]-1" table:style-name="ce1">
            <text:p>25</text:p>
          </table:table-cell>
          <table:table-cell office:value-type="float" office:value="26" table:formula="of:=(([.C12]/2)+6)" table:style-name="ce6">
            <text:p>26</text:p>
          </table:table-cell>
          <table:table-cell office:value-type="float" office:value="20" table:formula="of:=(([.C12]/4)+10)" table:style-name="ce1">
            <text:p>20</text:p>
          </table:table-cell>
          <table:table-cell office:value-type="float" office:value="21" table:formula="of:=[.L12]+1" table:style-name="ce6">
            <text:p>21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28" table:formula="of:=([.C12]/2)+8" table:style-name="ce1">
            <text:p>28</text:p>
          </table:table-cell>
          <table:table-cell office:value-type="float" office:value="29" table:formula="of:=[.P12]+1" table:style-name="ce6">
            <text:p>2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1" table:formula="of:=[.S12]+[.O12]+1" table:style-name="ce1">
            <text:p>11</text:p>
          </table:table-cell>
          <table:table-cell office:value-type="float" office:value="38" table:formula="of:=[.T12]+[.K12]+1" table:style-name="ce1">
            <text:p>38</text:p>
          </table:table-cell>
          <table:table-cell office:value-type="float" office:value="80" table:formula="of:=[.U12]+[.F12]+1" table:style-name="ce1">
            <text:p>80</text:p>
          </table:table-cell>
          <table:table-cell office:value-type="float" office:value="107" table:formula="of:=[.V12]+[.K12]+1" table:style-name="ce1">
            <text:p>107</text:p>
          </table:table-cell>
          <table:table-cell office:value-type="float" office:value="116" table:formula="of:=[.W12]+[.O12]+1" table:style-name="ce1">
            <text:p>116</text:p>
          </table:table-cell>
          <table:table-cell office:value-type="float" office:value="143" table:formula="of:=[.X12]+[.K12]+1" table:style-name="ce1">
            <text:p>143</text:p>
          </table:table-cell>
          <table:table-cell office:value-type="float" office:value="185" table:formula="of:=[.Y12]+[.F12]+1" table:style-name="ce1">
            <text:p>185</text:p>
          </table:table-cell>
          <table:table-cell table:number-columns-repeated="16358" table:style-name="ce1"/>
        </table:table-row>
        <table:table-row table:style-name="ro1">
          <table:table-cell table:style-name="ce2"/>
          <table:table-cell office:value-type="float" office:value="11" table:style-name="ce3">
            <text:p>11</text:p>
          </table:table-cell>
          <table:table-cell office:value-type="float" office:value="44" table:formula="of:=32/(8/[.B13])" table:style-name="ce3">
            <text:p>44</text:p>
          </table:table-cell>
          <table:table-cell table:style-name="ce2"/>
          <table:table-cell office:value-type="float" office:value="44" table:formula="of:=[.C13]" table:style-name="ce2">
            <text:p>44</text:p>
          </table:table-cell>
          <table:table-cell office:value-type="float" office:value="45" table:formula="of:=[.E13]+1" table:style-name="ce4">
            <text:p>45</text:p>
          </table:table-cell>
          <table:table-cell office:value-type="float" office:value="15" table:style-name="ce2">
            <text:p>15</text:p>
          </table:table-cell>
          <table:table-cell office:value-type="float" office:value="16" table:formula="of:=[.G13]+1" table:style-name="ce4">
            <text:p>16</text:p>
          </table:table-cell>
          <table:table-cell table:style-name="ce2"/>
          <table:table-cell office:value-type="float" office:value="27" table:formula="of:=[.K13]-1" table:style-name="ce2">
            <text:p>27</text:p>
          </table:table-cell>
          <table:table-cell office:value-type="float" office:value="28" table:formula="of:=(([.C13]/2)+6)" table:style-name="ce4">
            <text:p>28</text:p>
          </table:table-cell>
          <table:table-cell office:value-type="float" office:value="21" table:formula="of:=(([.C13]/4)+10)" table:style-name="ce2">
            <text:p>21</text:p>
          </table:table-cell>
          <table:table-cell office:value-type="float" office:value="22" table:formula="of:=[.L13]+1" table:style-name="ce4">
            <text:p>22</text:p>
          </table:table-cell>
          <table:table-cell table:style-name="ce2"/>
          <table:table-cell office:value-type="float" office:value="8" table:style-name="ce4">
            <text:p>8</text:p>
          </table:table-cell>
          <table:table-cell office:value-type="float" office:value="30" table:formula="of:=([.C13]/2)+8" table:style-name="ce2">
            <text:p>30</text:p>
          </table:table-cell>
          <table:table-cell office:value-type="float" office:value="31" table:formula="of:=[.P13]+1" table:style-name="ce4">
            <text:p>31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12" table:formula="of:=[.S13]+[.O13]+1" table:style-name="ce2">
            <text:p>12</text:p>
          </table:table-cell>
          <table:table-cell office:value-type="float" office:value="41" table:formula="of:=[.T13]+[.K13]+1" table:style-name="ce2">
            <text:p>41</text:p>
          </table:table-cell>
          <table:table-cell office:value-type="float" office:value="87" table:formula="of:=[.U13]+[.F13]+1" table:style-name="ce2">
            <text:p>87</text:p>
          </table:table-cell>
          <table:table-cell office:value-type="float" office:value="116" table:formula="of:=[.V13]+[.K13]+1" table:style-name="ce2">
            <text:p>116</text:p>
          </table:table-cell>
          <table:table-cell office:value-type="float" office:value="125" table:formula="of:=[.W13]+[.O13]+1" table:style-name="ce2">
            <text:p>125</text:p>
          </table:table-cell>
          <table:table-cell office:value-type="float" office:value="154" table:formula="of:=[.X13]+[.K13]+1" table:style-name="ce2">
            <text:p>154</text:p>
          </table:table-cell>
          <table:table-cell office:value-type="float" office:value="200" table:formula="of:=[.Y13]+[.F13]+1" table:style-name="ce2">
            <text:p>200</text:p>
          </table:table-cell>
          <table:table-cell table:style-name="ce2"/>
          <table:table-cell table:number-columns-repeated="16357"/>
        </table:table-row>
        <table:table-row table:style-name="ro1">
          <table:table-cell table:style-name="ce1"/>
          <table:table-cell office:value-type="float" office:value="12" table:style-name="ce5">
            <text:p>12</text:p>
          </table:table-cell>
          <table:table-cell office:value-type="float" office:value="48" table:formula="of:=32/(8/[.B14])" table:style-name="ce5">
            <text:p>48</text:p>
          </table:table-cell>
          <table:table-cell table:style-name="ce1"/>
          <table:table-cell office:value-type="float" office:value="48" table:formula="of:=[.C14]" table:style-name="ce1">
            <text:p>48</text:p>
          </table:table-cell>
          <table:table-cell office:value-type="float" office:value="49" table:formula="of:=[.E14]+1" table:style-name="ce6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17" table:formula="of:=[.G14]+1" table:style-name="ce6">
            <text:p>17</text:p>
          </table:table-cell>
          <table:table-cell table:style-name="ce1"/>
          <table:table-cell office:value-type="float" office:value="29" table:formula="of:=[.K14]-1" table:style-name="ce1">
            <text:p>29</text:p>
          </table:table-cell>
          <table:table-cell office:value-type="float" office:value="30" table:formula="of:=(([.C14]/2)+6)" table:style-name="ce6">
            <text:p>30</text:p>
          </table:table-cell>
          <table:table-cell office:value-type="float" office:value="22" table:formula="of:=(([.C14]/4)+10)" table:style-name="ce1">
            <text:p>22</text:p>
          </table:table-cell>
          <table:table-cell office:value-type="float" office:value="23" table:formula="of:=[.L14]+1" table:style-name="ce6">
            <text:p>23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32" table:formula="of:=([.C14]/2)+8" table:style-name="ce1">
            <text:p>32</text:p>
          </table:table-cell>
          <table:table-cell office:value-type="float" office:value="33" table:formula="of:=[.P14]+1" table:style-name="ce6">
            <text:p>3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3" table:formula="of:=[.S14]+[.O14]+1" table:style-name="ce1">
            <text:p>13</text:p>
          </table:table-cell>
          <table:table-cell office:value-type="float" office:value="44" table:formula="of:=[.T14]+[.K14]+1" table:style-name="ce1">
            <text:p>44</text:p>
          </table:table-cell>
          <table:table-cell office:value-type="float" office:value="94" table:formula="of:=[.U14]+[.F14]+1" table:style-name="ce1">
            <text:p>94</text:p>
          </table:table-cell>
          <table:table-cell office:value-type="float" office:value="125" table:formula="of:=[.V14]+[.K14]+1" table:style-name="ce1">
            <text:p>125</text:p>
          </table:table-cell>
          <table:table-cell office:value-type="float" office:value="134" table:formula="of:=[.W14]+[.O14]+1" table:style-name="ce1">
            <text:p>134</text:p>
          </table:table-cell>
          <table:table-cell office:value-type="float" office:value="165" table:formula="of:=[.X14]+[.K14]+1" table:style-name="ce1">
            <text:p>165</text:p>
          </table:table-cell>
          <table:table-cell office:value-type="float" office:value="215" table:formula="of:=[.Y14]+[.F14]+1" table:style-name="ce1">
            <text:p>215</text:p>
          </table:table-cell>
          <table:table-cell table:number-columns-repeated="16358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ize</text:p>
          </table:table-cell>
          <table:table-cell office:value-type="string" table:style-name="ce1">
            <text:p>Horizont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W</text:p>
          </table:table-cell>
          <table:table-cell office:value-type="string" table:style-name="ce1">
            <text:p>V.Spacing</text:p>
          </table:table-cell>
          <table:table-cell table:style-name="ce1"/>
          <table:table-cell office:value-type="string" table:style-name="ce1">
            <text:p>Y values (with and without purchase sprite at top)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float" office:value="4" table:formula="of:=32/(8/[.B21])" table:style-name="ce3">
            <text:p>4</text:p>
          </table:table-cell>
          <table:table-cell office:value-type="string" office:string-value="0: 8 x 11" table:formula="of:=COM.MICROSOFT.CONCAT([.S3]; &quot;: &quot;; [.$O3];&quot; x &quot;; [.$Q3])" table:style-name="ce3">
            <text:p>0: 8 x 11</text:p>
          </table:table-cell>
          <table:table-cell office:value-type="string" office:string-value="9: 8 x 12" table:formula="of:=COM.MICROSOFT.CONCAT([.T3]; &quot;: &quot;; [.$K3];&quot; x &quot;; [.$M3])" table:style-name="ce3">
            <text:p>9: 8 x 12</text:p>
          </table:table-cell>
          <table:table-cell office:value-type="string" office:string-value="18: 5 x 13" table:formula="of:=COM.MICROSOFT.CONCAT([.U3]; &quot;: &quot;; [.$F3];&quot; x &quot;; [.$H3])" table:style-name="ce3">
            <text:p>18: 5 x 13</text:p>
          </table:table-cell>
          <table:table-cell office:value-type="string" office:string-value="24: 8 x 12" table:formula="of:=COM.MICROSOFT.CONCAT([.V3]; &quot;: &quot;; [.$K3];&quot; x &quot;; [.$M3])" table:style-name="ce3">
            <text:p>24: 8 x 12</text:p>
          </table:table-cell>
          <table:table-cell office:value-type="string" office:string-value="33: 8 x 11" table:formula="of:=COM.MICROSOFT.CONCAT([.W3]; &quot;: &quot;; [.$O3];&quot; x &quot;; [.$Q3])" table:style-name="ce3">
            <text:p>33: 8 x 11</text:p>
          </table:table-cell>
          <table:table-cell office:value-type="string" office:string-value="42: 8 x 12" table:formula="of:=COM.MICROSOFT.CONCAT([.X3]; &quot;: &quot;; [.$K3];&quot; x &quot;; [.$M3])" table:style-name="ce3">
            <text:p>42: 8 x 12</text:p>
          </table:table-cell>
          <table:table-cell office:value-type="string" office:string-value="51: 5 x 13" table:formula="of:=COM.MICROSOFT.CONCAT([.Y3]; &quot;: &quot;; [.$F3];&quot; x &quot;; [.$H3])" table:style-name="ce3">
            <text:p>51: 5 x 13</text:p>
          </table:table-cell>
          <table:table-cell office:value-type="string" office:string-value="57: 8 x 12" table:formula="of:=COM.MICROSOFT.CONCAT([.Z3]; &quot;: &quot;; [.$K3];&quot; x &quot;; [.$M3])" table:style-name="ce3">
            <text:p>57: 8 x 12</text:p>
          </table:table-cell>
          <table:table-cell office:value-type="float" office:value="12" table:formula="of:=[.Q3]+1" table:style-name="ce2">
            <text:p>12</text:p>
          </table:table-cell>
          <table:table-cell table:style-name="ce1"/>
          <table:table-cell office:value-type="float" office:value="13" table:style-name="ce2">
            <text:p>13</text:p>
          </table:table-cell>
          <table:table-cell office:value-type="float" office:value="25" table:formula="of:=[.N21]+[.$L21]" table:style-name="ce2">
            <text:p>25</text:p>
          </table:table-cell>
          <table:table-cell office:value-type="float" office:value="37" table:formula="of:=[.O21]+[.$L21]" table:style-name="ce2">
            <text:p>37</text:p>
          </table:table-cell>
          <table:table-cell office:value-type="float" office:value="49" table:formula="of:=[.P21]+[.$L21]" table:style-name="ce2">
            <text:p>49</text:p>
          </table:table-cell>
          <table:table-cell office:value-type="float" office:value="61" table:formula="of:=[.Q21]+[.$L21]" table:style-name="ce2">
            <text:p>61</text:p>
          </table:table-cell>
          <table:table-cell office:value-type="float" office:value="73" table:formula="of:=[.R21]+[.$L21]" table:style-name="ce2">
            <text:p>73</text:p>
          </table:table-cell>
          <table:table-cell office:value-type="float" office:value="85" table:formula="of:=[.S21]+[.$L21]" table:style-name="ce2">
            <text:p>85</text:p>
          </table:table-cell>
          <table:table-cell office:value-type="float" office:value="97" table:formula="of:=[.T21]+[.$L21]" table:style-name="ce2">
            <text:p>97</text:p>
          </table:table-cell>
          <table:table-cell office:value-type="float" office:value="109" table:formula="of:=[.U21]+[.$L21]" table:style-name="ce2">
            <text:p>109</text:p>
          </table:table-cell>
          <table:table-cell office:value-type="float" office:value="121" table:formula="of:=[.V21]+[.$L21]" table:style-name="ce2">
            <text:p>121</text:p>
          </table:table-cell>
          <table:table-cell office:value-type="float" office:value="133" table:formula="of:=[.W21]+[.$L21]" table:style-name="ce2">
            <text:p>133</text:p>
          </table:table-cell>
          <table:table-cell office:value-type="float" office:value="145" table:formula="of:=[.X21]+[.$L21]" table:style-name="ce2">
            <text:p>145</text:p>
          </table:table-cell>
          <table:table-cell office:value-type="float" office:value="157" table:formula="of:=[.Y21]+[.$L21]" table:style-name="ce2">
            <text:p>157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2" table:style-name="ce5">
            <text:p>2</text:p>
          </table:table-cell>
          <table:table-cell office:value-type="float" office:value="8" table:formula="of:=32/(8/[.B22])" table:style-name="ce5">
            <text:p>8</text:p>
          </table:table-cell>
          <table:table-cell office:value-type="string" office:string-value="0: 8 x 13" table:formula="of:=COM.MICROSOFT.CONCAT([.S4]; &quot;: &quot;; [.$O4];&quot; x &quot;; [.$Q4])" table:style-name="ce5">
            <text:p>0: 8 x 13</text:p>
          </table:table-cell>
          <table:table-cell office:value-type="string" office:string-value="9: 10 x 13" table:formula="of:=COM.MICROSOFT.CONCAT([.T4]; &quot;: &quot;; [.$K4];&quot; x &quot;; [.$M4])" table:style-name="ce5">
            <text:p>9: 10 x 13</text:p>
          </table:table-cell>
          <table:table-cell office:value-type="string" office:string-value="20: 9 x 13" table:formula="of:=COM.MICROSOFT.CONCAT([.U4]; &quot;: &quot;; [.$F4];&quot; x &quot;; [.$H4])" table:style-name="ce5">
            <text:p>20: 9 x 13</text:p>
          </table:table-cell>
          <table:table-cell office:value-type="string" office:string-value="30: 10 x 13" table:formula="of:=COM.MICROSOFT.CONCAT([.V4]; &quot;: &quot;; [.$K4];&quot; x &quot;; [.$M4])" table:style-name="ce5">
            <text:p>30: 10 x 13</text:p>
          </table:table-cell>
          <table:table-cell office:value-type="string" office:string-value="41: 8 x 13" table:formula="of:=COM.MICROSOFT.CONCAT([.W4]; &quot;: &quot;; [.$O4];&quot; x &quot;; [.$Q4])" table:style-name="ce5">
            <text:p>41: 8 x 13</text:p>
          </table:table-cell>
          <table:table-cell office:value-type="string" office:string-value="50: 10 x 13" table:formula="of:=COM.MICROSOFT.CONCAT([.X4]; &quot;: &quot;; [.$K4];&quot; x &quot;; [.$M4])" table:style-name="ce5">
            <text:p>50: 10 x 13</text:p>
          </table:table-cell>
          <table:table-cell office:value-type="string" office:string-value="61: 9 x 13" table:formula="of:=COM.MICROSOFT.CONCAT([.Y4]; &quot;: &quot;; [.$F4];&quot; x &quot;; [.$H4])" table:style-name="ce5">
            <text:p>61: 9 x 13</text:p>
          </table:table-cell>
          <table:table-cell office:value-type="string" office:string-value="71: 10 x 13" table:formula="of:=COM.MICROSOFT.CONCAT([.Z4]; &quot;: &quot;; [.$K4];&quot; x &quot;; [.$M4])" table:style-name="ce5">
            <text:p>71: 10 x 13</text:p>
          </table:table-cell>
          <table:table-cell office:value-type="float" office:value="14" table:formula="of:=[.Q4]+1" table:style-name="ce1">
            <text:p>1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7" table:formula="of:=[.N22]+[.$L22]" table:style-name="ce1">
            <text:p>27</text:p>
          </table:table-cell>
          <table:table-cell office:value-type="float" office:value="41" table:formula="of:=[.O22]+[.$L22]" table:style-name="ce1">
            <text:p>41</text:p>
          </table:table-cell>
          <table:table-cell office:value-type="float" office:value="55" table:formula="of:=[.P22]+[.$L22]" table:style-name="ce1">
            <text:p>55</text:p>
          </table:table-cell>
          <table:table-cell office:value-type="float" office:value="69" table:formula="of:=[.Q22]+[.$L22]" table:style-name="ce1">
            <text:p>69</text:p>
          </table:table-cell>
          <table:table-cell office:value-type="float" office:value="83" table:formula="of:=[.R22]+[.$L22]" table:style-name="ce1">
            <text:p>83</text:p>
          </table:table-cell>
          <table:table-cell office:value-type="float" office:value="97" table:formula="of:=[.S22]+[.$L22]" table:style-name="ce1">
            <text:p>97</text:p>
          </table:table-cell>
          <table:table-cell office:value-type="float" office:value="111" table:formula="of:=[.T22]+[.$L22]" table:style-name="ce1">
            <text:p>111</text:p>
          </table:table-cell>
          <table:table-cell office:value-type="float" office:value="125" table:formula="of:=[.U22]+[.$L22]" table:style-name="ce1">
            <text:p>125</text:p>
          </table:table-cell>
          <table:table-cell office:value-type="float" office:value="139" table:formula="of:=[.V22]+[.$L22]" table:style-name="ce1">
            <text:p>139</text:p>
          </table:table-cell>
          <table:table-cell office:value-type="float" office:value="153" table:formula="of:=[.W22]+[.$L22]" table:style-name="ce1">
            <text:p>153</text:p>
          </table:table-cell>
          <table:table-cell office:value-type="float" office:value="167" table:formula="of:=[.X22]+[.$L22]" table:style-name="ce1">
            <text:p>167</text:p>
          </table:table-cell>
          <table:table-cell office:value-type="float" office:value="181" table:formula="of:=[.Y22]+[.$L22]" table:style-name="ce1">
            <text:p>181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3" table:style-name="ce3">
            <text:p>3</text:p>
          </table:table-cell>
          <table:table-cell office:value-type="float" office:value="12" table:formula="of:=32/(8/[.B23])" table:style-name="ce3">
            <text:p>12</text:p>
          </table:table-cell>
          <table:table-cell office:value-type="string" office:string-value="0: 8 x 15" table:formula="of:=COM.MICROSOFT.CONCAT([.S5]; &quot;: &quot;; [.$O5];&quot; x &quot;; [.$Q5])" table:style-name="ce3">
            <text:p>0: 8 x 15</text:p>
          </table:table-cell>
          <table:table-cell office:value-type="string" office:string-value="9: 12 x 14" table:formula="of:=COM.MICROSOFT.CONCAT([.T5]; &quot;: &quot;; [.$K5];&quot; x &quot;; [.$M5])" table:style-name="ce3">
            <text:p>9: 12 x 14</text:p>
          </table:table-cell>
          <table:table-cell office:value-type="string" office:string-value="22: 13 x 13" table:formula="of:=COM.MICROSOFT.CONCAT([.U5]; &quot;: &quot;; [.$F5];&quot; x &quot;; [.$H5])" table:style-name="ce3">
            <text:p>22: 13 x 13</text:p>
          </table:table-cell>
          <table:table-cell office:value-type="string" office:string-value="36: 12 x 14" table:formula="of:=COM.MICROSOFT.CONCAT([.V5]; &quot;: &quot;; [.$K5];&quot; x &quot;; [.$M5])" table:style-name="ce3">
            <text:p>36: 12 x 14</text:p>
          </table:table-cell>
          <table:table-cell office:value-type="string" office:string-value="49: 8 x 15" table:formula="of:=COM.MICROSOFT.CONCAT([.W5]; &quot;: &quot;; [.$O5];&quot; x &quot;; [.$Q5])" table:style-name="ce3">
            <text:p>49: 8 x 15</text:p>
          </table:table-cell>
          <table:table-cell office:value-type="string" office:string-value="58: 12 x 14" table:formula="of:=COM.MICROSOFT.CONCAT([.X5]; &quot;: &quot;; [.$K5];&quot; x &quot;; [.$M5])" table:style-name="ce3">
            <text:p>58: 12 x 14</text:p>
          </table:table-cell>
          <table:table-cell office:value-type="string" office:string-value="71: 13 x 13" table:formula="of:=COM.MICROSOFT.CONCAT([.Y5]; &quot;: &quot;; [.$F5];&quot; x &quot;; [.$H5])" table:style-name="ce3">
            <text:p>71: 13 x 13</text:p>
          </table:table-cell>
          <table:table-cell office:value-type="string" office:string-value="85: 12 x 14" table:formula="of:=COM.MICROSOFT.CONCAT([.Z5]; &quot;: &quot;; [.$K5];&quot; x &quot;; [.$M5])" table:style-name="ce3">
            <text:p>85: 12 x 14</text:p>
          </table:table-cell>
          <table:table-cell office:value-type="float" office:value="16" table:formula="of:=[.Q5]+1" table:style-name="ce2">
            <text:p>16</text:p>
          </table:table-cell>
          <table:table-cell table:style-name="ce1"/>
          <table:table-cell office:value-type="float" office:value="13" table:style-name="ce2">
            <text:p>13</text:p>
          </table:table-cell>
          <table:table-cell office:value-type="float" office:value="29" table:formula="of:=[.N23]+[.$L23]" table:style-name="ce2">
            <text:p>29</text:p>
          </table:table-cell>
          <table:table-cell office:value-type="float" office:value="45" table:formula="of:=[.O23]+[.$L23]" table:style-name="ce2">
            <text:p>45</text:p>
          </table:table-cell>
          <table:table-cell office:value-type="float" office:value="61" table:formula="of:=[.P23]+[.$L23]" table:style-name="ce2">
            <text:p>61</text:p>
          </table:table-cell>
          <table:table-cell office:value-type="float" office:value="77" table:formula="of:=[.Q23]+[.$L23]" table:style-name="ce2">
            <text:p>77</text:p>
          </table:table-cell>
          <table:table-cell office:value-type="float" office:value="93" table:formula="of:=[.R23]+[.$L23]" table:style-name="ce2">
            <text:p>93</text:p>
          </table:table-cell>
          <table:table-cell office:value-type="float" office:value="109" table:formula="of:=[.S23]+[.$L23]" table:style-name="ce2">
            <text:p>109</text:p>
          </table:table-cell>
          <table:table-cell office:value-type="float" office:value="125" table:formula="of:=[.T23]+[.$L23]" table:style-name="ce2">
            <text:p>125</text:p>
          </table:table-cell>
          <table:table-cell office:value-type="float" office:value="141" table:formula="of:=[.U23]+[.$L23]" table:style-name="ce2">
            <text:p>141</text:p>
          </table:table-cell>
          <table:table-cell office:value-type="float" office:value="157" table:formula="of:=[.V23]+[.$L23]" table:style-name="ce2">
            <text:p>157</text:p>
          </table:table-cell>
          <table:table-cell office:value-type="float" office:value="173" table:formula="of:=[.W23]+[.$L23]" table:style-name="ce2">
            <text:p>173</text:p>
          </table:table-cell>
          <table:table-cell office:value-type="float" office:value="189" table:formula="of:=[.X23]+[.$L23]" table:style-name="ce2">
            <text:p>189</text:p>
          </table:table-cell>
          <table:table-cell office:value-type="float" office:value="205" table:formula="of:=[.Y23]+[.$L23]" table:style-name="ce2">
            <text:p>205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float" office:value="16" table:formula="of:=32/(8/[.B24])" table:style-name="ce8">
            <text:p>16</text:p>
          </table:table-cell>
          <table:table-cell office:value-type="string" office:string-value="0: 8 x 17" table:formula="of:=COM.MICROSOFT.CONCAT([.S6]; &quot;: &quot;; [.$O6];&quot; x &quot;; [.$Q6])" table:style-name="ce5">
            <text:p>0: 8 x 17</text:p>
          </table:table-cell>
          <table:table-cell office:value-type="string" office:string-value="9: 14 x 15" table:formula="of:=COM.MICROSOFT.CONCAT([.T6]; &quot;: &quot;; [.$K6];&quot; x &quot;; [.$M6])" table:style-name="ce5">
            <text:p>9: 14 x 15</text:p>
          </table:table-cell>
          <table:table-cell office:value-type="string" office:string-value="24: 17 x 13" table:formula="of:=COM.MICROSOFT.CONCAT([.U6]; &quot;: &quot;; [.$F6];&quot; x &quot;; [.$H6])" table:style-name="ce5">
            <text:p>24: 17 x 13</text:p>
          </table:table-cell>
          <table:table-cell office:value-type="string" office:string-value="42: 14 x 15" table:formula="of:=COM.MICROSOFT.CONCAT([.V6]; &quot;: &quot;; [.$K6];&quot; x &quot;; [.$M6])" table:style-name="ce5">
            <text:p>42: 14 x 15</text:p>
          </table:table-cell>
          <table:table-cell office:value-type="string" office:string-value="57: 8 x 17" table:formula="of:=COM.MICROSOFT.CONCAT([.W6]; &quot;: &quot;; [.$O6];&quot; x &quot;; [.$Q6])" table:style-name="ce5">
            <text:p>57: 8 x 17</text:p>
          </table:table-cell>
          <table:table-cell office:value-type="string" office:string-value="66: 14 x 15" table:formula="of:=COM.MICROSOFT.CONCAT([.X6]; &quot;: &quot;; [.$K6];&quot; x &quot;; [.$M6])" table:style-name="ce5">
            <text:p>66: 14 x 15</text:p>
          </table:table-cell>
          <table:table-cell office:value-type="string" office:string-value="81: 17 x 13" table:formula="of:=COM.MICROSOFT.CONCAT([.Y6]; &quot;: &quot;; [.$F6];&quot; x &quot;; [.$H6])" table:style-name="ce5">
            <text:p>81: 17 x 13</text:p>
          </table:table-cell>
          <table:table-cell office:value-type="string" office:string-value="99: 14 x 15" table:formula="of:=COM.MICROSOFT.CONCAT([.Z6]; &quot;: &quot;; [.$K6];&quot; x &quot;; [.$M6])" table:style-name="ce5">
            <text:p>99: 14 x 15</text:p>
          </table:table-cell>
          <table:table-cell office:value-type="float" office:value="18" table:formula="of:=[.Q6]+1" table:style-name="ce1">
            <text:p>18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1" table:formula="of:=[.N24]+[.$L24]" table:style-name="ce1">
            <text:p>31</text:p>
          </table:table-cell>
          <table:table-cell office:value-type="float" office:value="49" table:formula="of:=[.O24]+[.$L24]" table:style-name="ce1">
            <text:p>49</text:p>
          </table:table-cell>
          <table:table-cell office:value-type="float" office:value="67" table:formula="of:=[.P24]+[.$L24]" table:style-name="ce1">
            <text:p>67</text:p>
          </table:table-cell>
          <table:table-cell office:value-type="float" office:value="85" table:formula="of:=[.Q24]+[.$L24]" table:style-name="ce1">
            <text:p>85</text:p>
          </table:table-cell>
          <table:table-cell office:value-type="float" office:value="103" table:formula="of:=[.R24]+[.$L24]" table:style-name="ce1">
            <text:p>103</text:p>
          </table:table-cell>
          <table:table-cell office:value-type="float" office:value="121" table:formula="of:=[.S24]+[.$L24]" table:style-name="ce1">
            <text:p>121</text:p>
          </table:table-cell>
          <table:table-cell office:value-type="float" office:value="139" table:formula="of:=[.T24]+[.$L24]" table:style-name="ce1">
            <text:p>139</text:p>
          </table:table-cell>
          <table:table-cell office:value-type="float" office:value="157" table:formula="of:=[.U24]+[.$L24]" table:style-name="ce1">
            <text:p>157</text:p>
          </table:table-cell>
          <table:table-cell office:value-type="float" office:value="175" table:formula="of:=[.V24]+[.$L24]" table:style-name="ce1">
            <text:p>175</text:p>
          </table:table-cell>
          <table:table-cell office:value-type="float" office:value="193" table:formula="of:=[.W24]+[.$L24]" table:style-name="ce1">
            <text:p>193</text:p>
          </table:table-cell>
          <table:table-cell office:value-type="float" office:value="211" table:formula="of:=[.X24]+[.$L24]" table:style-name="ce1">
            <text:p>211</text:p>
          </table:table-cell>
          <table:table-cell office:value-type="float" office:value="229" table:formula="of:=[.Y24]+[.$L24]" table:style-name="ce1">
            <text:p>229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5" table:style-name="ce3">
            <text:p>5</text:p>
          </table:table-cell>
          <table:table-cell office:value-type="float" office:value="20" table:formula="of:=32/(8/[.B25])" table:style-name="ce3">
            <text:p>20</text:p>
          </table:table-cell>
          <table:table-cell office:value-type="string" office:string-value="0: 8 x 19" table:formula="of:=COM.MICROSOFT.CONCAT([.S7]; &quot;: &quot;; [.$O7];&quot; x &quot;; [.$Q7])" table:style-name="ce3">
            <text:p>0: 8 x 19</text:p>
          </table:table-cell>
          <table:table-cell office:value-type="string" office:string-value="9: 16 x 16" table:formula="of:=COM.MICROSOFT.CONCAT([.T7]; &quot;: &quot;; [.$K7];&quot; x &quot;; [.$M7])" table:style-name="ce3">
            <text:p>9: 16 x 16</text:p>
          </table:table-cell>
          <table:table-cell office:value-type="string" office:string-value="26: 21 x 13" table:formula="of:=COM.MICROSOFT.CONCAT([.U7]; &quot;: &quot;; [.$F7];&quot; x &quot;; [.$H7])" table:style-name="ce3">
            <text:p>26: 21 x 13</text:p>
          </table:table-cell>
          <table:table-cell office:value-type="string" office:string-value="48: 16 x 16" table:formula="of:=COM.MICROSOFT.CONCAT([.V7]; &quot;: &quot;; [.$K7];&quot; x &quot;; [.$M7])" table:style-name="ce3">
            <text:p>48: 16 x 16</text:p>
          </table:table-cell>
          <table:table-cell office:value-type="string" office:string-value="65: 8 x 19" table:formula="of:=COM.MICROSOFT.CONCAT([.W7]; &quot;: &quot;; [.$O7];&quot; x &quot;; [.$Q7])" table:style-name="ce3">
            <text:p>65: 8 x 19</text:p>
          </table:table-cell>
          <table:table-cell office:value-type="string" office:string-value="74: 16 x 16" table:formula="of:=COM.MICROSOFT.CONCAT([.X7]; &quot;: &quot;; [.$K7];&quot; x &quot;; [.$M7])" table:style-name="ce3">
            <text:p>74: 16 x 16</text:p>
          </table:table-cell>
          <table:table-cell office:value-type="string" office:string-value="91: 21 x 13" table:formula="of:=COM.MICROSOFT.CONCAT([.Y7]; &quot;: &quot;; [.$F7];&quot; x &quot;; [.$H7])" table:style-name="ce3">
            <text:p>91: 21 x 13</text:p>
          </table:table-cell>
          <table:table-cell office:value-type="string" office:string-value="113: 16 x 16" table:formula="of:=COM.MICROSOFT.CONCAT([.Z7]; &quot;: &quot;; [.$K7];&quot; x &quot;; [.$M7])" table:style-name="ce3">
            <text:p>113: 16 x 16</text:p>
          </table:table-cell>
          <table:table-cell office:value-type="float" office:value="20" table:formula="of:=[.Q7]+1" table:style-name="ce2">
            <text:p>20</text:p>
          </table:table-cell>
          <table:table-cell table:style-name="ce1"/>
          <table:table-cell office:value-type="float" office:value="13" table:style-name="ce2">
            <text:p>13</text:p>
          </table:table-cell>
          <table:table-cell office:value-type="float" office:value="33" table:formula="of:=[.N25]+[.$L25]" table:style-name="ce2">
            <text:p>33</text:p>
          </table:table-cell>
          <table:table-cell office:value-type="float" office:value="53" table:formula="of:=[.O25]+[.$L25]" table:style-name="ce2">
            <text:p>53</text:p>
          </table:table-cell>
          <table:table-cell office:value-type="float" office:value="73" table:formula="of:=[.P25]+[.$L25]" table:style-name="ce2">
            <text:p>73</text:p>
          </table:table-cell>
          <table:table-cell office:value-type="float" office:value="93" table:formula="of:=[.Q25]+[.$L25]" table:style-name="ce2">
            <text:p>93</text:p>
          </table:table-cell>
          <table:table-cell office:value-type="float" office:value="113" table:formula="of:=[.R25]+[.$L25]" table:style-name="ce2">
            <text:p>113</text:p>
          </table:table-cell>
          <table:table-cell office:value-type="float" office:value="133" table:formula="of:=[.S25]+[.$L25]" table:style-name="ce2">
            <text:p>133</text:p>
          </table:table-cell>
          <table:table-cell office:value-type="float" office:value="153" table:formula="of:=[.T25]+[.$L25]" table:style-name="ce2">
            <text:p>153</text:p>
          </table:table-cell>
          <table:table-cell office:value-type="float" office:value="173" table:formula="of:=[.U25]+[.$L25]" table:style-name="ce2">
            <text:p>173</text:p>
          </table:table-cell>
          <table:table-cell office:value-type="float" office:value="193" table:formula="of:=[.V25]+[.$L25]" table:style-name="ce2">
            <text:p>193</text:p>
          </table:table-cell>
          <table:table-cell office:value-type="float" office:value="213" table:formula="of:=[.W25]+[.$L25]" table:style-name="ce2">
            <text:p>213</text:p>
          </table:table-cell>
          <table:table-cell office:value-type="float" office:value="233" table:formula="of:=[.X25]+[.$L25]" table:style-name="ce2">
            <text:p>233</text:p>
          </table:table-cell>
          <table:table-cell office:value-type="float" office:value="253" table:formula="of:=[.Y25]+[.$L25]" table:style-name="ce2">
            <text:p>253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6" table:style-name="ce8">
            <text:p>6</text:p>
          </table:table-cell>
          <table:table-cell office:value-type="float" office:value="24" table:formula="of:=32/(8/[.B26])" table:style-name="ce8">
            <text:p>24</text:p>
          </table:table-cell>
          <table:table-cell office:value-type="string" office:string-value="0: 8 x 21" table:formula="of:=COM.MICROSOFT.CONCAT([.S8]; &quot;: &quot;; [.$O8];&quot; x &quot;; [.$Q8])" table:style-name="ce5">
            <text:p>0: 8 x 21</text:p>
          </table:table-cell>
          <table:table-cell office:value-type="string" office:string-value="9: 18 x 17" table:formula="of:=COM.MICROSOFT.CONCAT([.T8]; &quot;: &quot;; [.$K8];&quot; x &quot;; [.$M8])" table:style-name="ce5">
            <text:p>9: 18 x 17</text:p>
          </table:table-cell>
          <table:table-cell office:value-type="string" office:string-value="28: 25 x 13" table:formula="of:=COM.MICROSOFT.CONCAT([.U8]; &quot;: &quot;; [.$F8];&quot; x &quot;; [.$H8])" table:style-name="ce5">
            <text:p>28: 25 x 13</text:p>
          </table:table-cell>
          <table:table-cell office:value-type="string" office:string-value="54: 18 x 17" table:formula="of:=COM.MICROSOFT.CONCAT([.V8]; &quot;: &quot;; [.$K8];&quot; x &quot;; [.$M8])" table:style-name="ce5">
            <text:p>54: 18 x 17</text:p>
          </table:table-cell>
          <table:table-cell office:value-type="string" office:string-value="73: 8 x 21" table:formula="of:=COM.MICROSOFT.CONCAT([.W8]; &quot;: &quot;; [.$O8];&quot; x &quot;; [.$Q8])" table:style-name="ce5">
            <text:p>73: 8 x 21</text:p>
          </table:table-cell>
          <table:table-cell office:value-type="string" office:string-value="82: 18 x 17" table:formula="of:=COM.MICROSOFT.CONCAT([.X8]; &quot;: &quot;; [.$K8];&quot; x &quot;; [.$M8])" table:style-name="ce5">
            <text:p>82: 18 x 17</text:p>
          </table:table-cell>
          <table:table-cell office:value-type="string" office:string-value="101: 25 x 13" table:formula="of:=COM.MICROSOFT.CONCAT([.Y8]; &quot;: &quot;; [.$F8];&quot; x &quot;; [.$H8])" table:style-name="ce5">
            <text:p>101: 25 x 13</text:p>
          </table:table-cell>
          <table:table-cell office:value-type="string" office:string-value="127: 18 x 17" table:formula="of:=COM.MICROSOFT.CONCAT([.Z8]; &quot;: &quot;; [.$K8];&quot; x &quot;; [.$M8])" table:style-name="ce5">
            <text:p>127: 18 x 17</text:p>
          </table:table-cell>
          <table:table-cell office:value-type="float" office:value="22" table:formula="of:=[.Q8]+1" table:style-name="ce1">
            <text:p>2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5" table:formula="of:=[.N26]+[.$L26]" table:style-name="ce1">
            <text:p>35</text:p>
          </table:table-cell>
          <table:table-cell office:value-type="float" office:value="57" table:formula="of:=[.O26]+[.$L26]" table:style-name="ce1">
            <text:p>57</text:p>
          </table:table-cell>
          <table:table-cell office:value-type="float" office:value="79" table:formula="of:=[.P26]+[.$L26]" table:style-name="ce1">
            <text:p>79</text:p>
          </table:table-cell>
          <table:table-cell office:value-type="float" office:value="101" table:formula="of:=[.Q26]+[.$L26]" table:style-name="ce1">
            <text:p>101</text:p>
          </table:table-cell>
          <table:table-cell office:value-type="float" office:value="123" table:formula="of:=[.R26]+[.$L26]" table:style-name="ce1">
            <text:p>123</text:p>
          </table:table-cell>
          <table:table-cell office:value-type="float" office:value="145" table:formula="of:=[.S26]+[.$L26]" table:style-name="ce1">
            <text:p>145</text:p>
          </table:table-cell>
          <table:table-cell office:value-type="float" office:value="167" table:formula="of:=[.T26]+[.$L26]" table:style-name="ce1">
            <text:p>167</text:p>
          </table:table-cell>
          <table:table-cell office:value-type="float" office:value="189" table:formula="of:=[.U26]+[.$L26]" table:style-name="ce1">
            <text:p>189</text:p>
          </table:table-cell>
          <table:table-cell office:value-type="float" office:value="211" table:formula="of:=[.V26]+[.$L26]" table:style-name="ce1">
            <text:p>211</text:p>
          </table:table-cell>
          <table:table-cell office:value-type="float" office:value="233" table:formula="of:=[.W26]+[.$L26]" table:style-name="ce1">
            <text:p>233</text:p>
          </table:table-cell>
          <table:table-cell office:value-type="float" office:value="255" table:formula="of:=[.X26]+[.$L26]" table:style-name="ce1">
            <text:p>255</text:p>
          </table:table-cell>
          <table:table-cell office:value-type="float" office:value="277" table:formula="of:=[.Y26]+[.$L26]" table:style-name="ce1">
            <text:p>277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7" table:style-name="ce3">
            <text:p>7</text:p>
          </table:table-cell>
          <table:table-cell office:value-type="float" office:value="28" table:formula="of:=32/(8/[.B27])" table:style-name="ce3">
            <text:p>28</text:p>
          </table:table-cell>
          <table:table-cell office:value-type="string" office:string-value="0: 8 x 23" table:formula="of:=COM.MICROSOFT.CONCAT([.S9]; &quot;: &quot;; [.$O9];&quot; x &quot;; [.$Q9])" table:style-name="ce3">
            <text:p>0: 8 x 23</text:p>
          </table:table-cell>
          <table:table-cell office:value-type="string" office:string-value="9: 20 x 18" table:formula="of:=COM.MICROSOFT.CONCAT([.T9]; &quot;: &quot;; [.$K9];&quot; x &quot;; [.$M9])" table:style-name="ce3">
            <text:p>9: 20 x 18</text:p>
          </table:table-cell>
          <table:table-cell office:value-type="string" office:string-value="30: 29 x 13" table:formula="of:=COM.MICROSOFT.CONCAT([.U9]; &quot;: &quot;; [.$F9];&quot; x &quot;; [.$H9])" table:style-name="ce3">
            <text:p>30: 29 x 13</text:p>
          </table:table-cell>
          <table:table-cell office:value-type="string" office:string-value="60: 20 x 18" table:formula="of:=COM.MICROSOFT.CONCAT([.V9]; &quot;: &quot;; [.$K9];&quot; x &quot;; [.$M9])" table:style-name="ce3">
            <text:p>60: 20 x 18</text:p>
          </table:table-cell>
          <table:table-cell office:value-type="string" office:string-value="81: 8 x 23" table:formula="of:=COM.MICROSOFT.CONCAT([.W9]; &quot;: &quot;; [.$O9];&quot; x &quot;; [.$Q9])" table:style-name="ce3">
            <text:p>81: 8 x 23</text:p>
          </table:table-cell>
          <table:table-cell office:value-type="string" office:string-value="90: 20 x 18" table:formula="of:=COM.MICROSOFT.CONCAT([.X9]; &quot;: &quot;; [.$K9];&quot; x &quot;; [.$M9])" table:style-name="ce3">
            <text:p>90: 20 x 18</text:p>
          </table:table-cell>
          <table:table-cell office:value-type="string" office:string-value="111: 29 x 13" table:formula="of:=COM.MICROSOFT.CONCAT([.Y9]; &quot;: &quot;; [.$F9];&quot; x &quot;; [.$H9])" table:style-name="ce3">
            <text:p>111: 29 x 13</text:p>
          </table:table-cell>
          <table:table-cell office:value-type="string" office:string-value="141: 20 x 18" table:formula="of:=COM.MICROSOFT.CONCAT([.Z9]; &quot;: &quot;; [.$K9];&quot; x &quot;; [.$M9])" table:style-name="ce3">
            <text:p>141: 20 x 18</text:p>
          </table:table-cell>
          <table:table-cell office:value-type="float" office:value="24" table:formula="of:=[.Q9]+1" table:style-name="ce2">
            <text:p>24</text:p>
          </table:table-cell>
          <table:table-cell table:style-name="ce1"/>
          <table:table-cell office:value-type="float" office:value="13" table:style-name="ce2">
            <text:p>13</text:p>
          </table:table-cell>
          <table:table-cell office:value-type="float" office:value="37" table:formula="of:=[.N27]+[.$L27]" table:style-name="ce2">
            <text:p>37</text:p>
          </table:table-cell>
          <table:table-cell office:value-type="float" office:value="61" table:formula="of:=[.O27]+[.$L27]" table:style-name="ce2">
            <text:p>61</text:p>
          </table:table-cell>
          <table:table-cell office:value-type="float" office:value="85" table:formula="of:=[.P27]+[.$L27]" table:style-name="ce2">
            <text:p>85</text:p>
          </table:table-cell>
          <table:table-cell office:value-type="float" office:value="109" table:formula="of:=[.Q27]+[.$L27]" table:style-name="ce2">
            <text:p>109</text:p>
          </table:table-cell>
          <table:table-cell office:value-type="float" office:value="133" table:formula="of:=[.R27]+[.$L27]" table:style-name="ce2">
            <text:p>133</text:p>
          </table:table-cell>
          <table:table-cell office:value-type="float" office:value="157" table:formula="of:=[.S27]+[.$L27]" table:style-name="ce2">
            <text:p>157</text:p>
          </table:table-cell>
          <table:table-cell office:value-type="float" office:value="181" table:formula="of:=[.T27]+[.$L27]" table:style-name="ce2">
            <text:p>181</text:p>
          </table:table-cell>
          <table:table-cell office:value-type="float" office:value="205" table:formula="of:=[.U27]+[.$L27]" table:style-name="ce2">
            <text:p>205</text:p>
          </table:table-cell>
          <table:table-cell office:value-type="float" office:value="229" table:formula="of:=[.V27]+[.$L27]" table:style-name="ce2">
            <text:p>229</text:p>
          </table:table-cell>
          <table:table-cell office:value-type="float" office:value="253" table:formula="of:=[.W27]+[.$L27]" table:style-name="ce2">
            <text:p>253</text:p>
          </table:table-cell>
          <table:table-cell office:value-type="float" office:value="277" table:formula="of:=[.X27]+[.$L27]" table:style-name="ce2">
            <text:p>277</text:p>
          </table:table-cell>
          <table:table-cell office:value-type="float" office:value="301" table:formula="of:=[.Y27]+[.$L27]" table:style-name="ce2">
            <text:p>301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8" table:style-name="ce5">
            <text:p>8</text:p>
          </table:table-cell>
          <table:table-cell office:value-type="float" office:value="32" table:formula="of:=32/(8/[.B28])" table:style-name="ce5">
            <text:p>32</text:p>
          </table:table-cell>
          <table:table-cell office:value-type="string" office:string-value="0: 8 x 25" table:formula="of:=COM.MICROSOFT.CONCAT([.S10]; &quot;: &quot;; [.$O10];&quot; x &quot;; [.$Q10])" table:style-name="ce5">
            <text:p>0: 8 x 25</text:p>
          </table:table-cell>
          <table:table-cell office:value-type="string" office:string-value="9: 22 x 19" table:formula="of:=COM.MICROSOFT.CONCAT([.T10]; &quot;: &quot;; [.$K10];&quot; x &quot;; [.$M10])" table:style-name="ce5">
            <text:p>9: 22 x 19</text:p>
          </table:table-cell>
          <table:table-cell office:value-type="string" office:string-value="32: 33 x 13" table:formula="of:=COM.MICROSOFT.CONCAT([.U10]; &quot;: &quot;; [.$F10];&quot; x &quot;; [.$H10])" table:style-name="ce5">
            <text:p>32: 33 x 13</text:p>
          </table:table-cell>
          <table:table-cell office:value-type="string" office:string-value="66: 22 x 19" table:formula="of:=COM.MICROSOFT.CONCAT([.V10]; &quot;: &quot;; [.$K10];&quot; x &quot;; [.$M10])" table:style-name="ce5">
            <text:p>66: 22 x 19</text:p>
          </table:table-cell>
          <table:table-cell office:value-type="string" office:string-value="89: 8 x 25" table:formula="of:=COM.MICROSOFT.CONCAT([.W10]; &quot;: &quot;; [.$O10];&quot; x &quot;; [.$Q10])" table:style-name="ce5">
            <text:p>89: 8 x 25</text:p>
          </table:table-cell>
          <table:table-cell office:value-type="string" office:string-value="98: 22 x 19" table:formula="of:=COM.MICROSOFT.CONCAT([.X10]; &quot;: &quot;; [.$K10];&quot; x &quot;; [.$M10])" table:style-name="ce5">
            <text:p>98: 22 x 19</text:p>
          </table:table-cell>
          <table:table-cell office:value-type="string" office:string-value="121: 33 x 13" table:formula="of:=COM.MICROSOFT.CONCAT([.Y10]; &quot;: &quot;; [.$F10];&quot; x &quot;; [.$H10])" table:style-name="ce5">
            <text:p>121: 33 x 13</text:p>
          </table:table-cell>
          <table:table-cell office:value-type="string" office:string-value="155: 22 x 19" table:formula="of:=COM.MICROSOFT.CONCAT([.Z10]; &quot;: &quot;; [.$K10];&quot; x &quot;; [.$M10])" table:style-name="ce5">
            <text:p>155: 22 x 19</text:p>
          </table:table-cell>
          <table:table-cell office:value-type="float" office:value="26" table:formula="of:=[.Q10]+1" table:style-name="ce1">
            <text:p>2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9" table:formula="of:=[.N28]+[.$L28]" table:style-name="ce1">
            <text:p>39</text:p>
          </table:table-cell>
          <table:table-cell office:value-type="float" office:value="65" table:formula="of:=[.O28]+[.$L28]" table:style-name="ce1">
            <text:p>65</text:p>
          </table:table-cell>
          <table:table-cell office:value-type="float" office:value="91" table:formula="of:=[.P28]+[.$L28]" table:style-name="ce1">
            <text:p>91</text:p>
          </table:table-cell>
          <table:table-cell office:value-type="float" office:value="117" table:formula="of:=[.Q28]+[.$L28]" table:style-name="ce1">
            <text:p>117</text:p>
          </table:table-cell>
          <table:table-cell office:value-type="float" office:value="143" table:formula="of:=[.R28]+[.$L28]" table:style-name="ce1">
            <text:p>143</text:p>
          </table:table-cell>
          <table:table-cell office:value-type="float" office:value="169" table:formula="of:=[.S28]+[.$L28]" table:style-name="ce1">
            <text:p>169</text:p>
          </table:table-cell>
          <table:table-cell office:value-type="float" office:value="195" table:formula="of:=[.T28]+[.$L28]" table:style-name="ce1">
            <text:p>195</text:p>
          </table:table-cell>
          <table:table-cell office:value-type="float" office:value="221" table:formula="of:=[.U28]+[.$L28]" table:style-name="ce1">
            <text:p>221</text:p>
          </table:table-cell>
          <table:table-cell office:value-type="float" office:value="247" table:formula="of:=[.V28]+[.$L28]" table:style-name="ce1">
            <text:p>247</text:p>
          </table:table-cell>
          <table:table-cell office:value-type="float" office:value="273" table:formula="of:=[.W28]+[.$L28]" table:style-name="ce1">
            <text:p>273</text:p>
          </table:table-cell>
          <table:table-cell office:value-type="float" office:value="299" table:formula="of:=[.X28]+[.$L28]" table:style-name="ce1">
            <text:p>299</text:p>
          </table:table-cell>
          <table:table-cell office:value-type="float" office:value="325" table:formula="of:=[.Y28]+[.$L28]" table:style-name="ce1">
            <text:p>325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9" table:style-name="ce3">
            <text:p>9</text:p>
          </table:table-cell>
          <table:table-cell office:value-type="float" office:value="36" table:formula="of:=32/(8/[.B29])" table:style-name="ce3">
            <text:p>36</text:p>
          </table:table-cell>
          <table:table-cell office:value-type="string" office:string-value="1: 8 x 27" table:formula="of:=COM.MICROSOFT.CONCAT([.S11]; &quot;: &quot;; [.$O11];&quot; x &quot;; [.$Q11])" table:style-name="ce3">
            <text:p>1: 8 x 27</text:p>
          </table:table-cell>
          <table:table-cell office:value-type="string" office:string-value="10: 24 x 20" table:formula="of:=COM.MICROSOFT.CONCAT([.T11]; &quot;: &quot;; [.$K11];&quot; x &quot;; [.$M11])" table:style-name="ce3">
            <text:p>10: 24 x 20</text:p>
          </table:table-cell>
          <table:table-cell office:value-type="string" office:string-value="35: 37 x 14" table:formula="of:=COM.MICROSOFT.CONCAT([.U11]; &quot;: &quot;; [.$F11];&quot; x &quot;; [.$H11])" table:style-name="ce3">
            <text:p>35: 37 x 14</text:p>
          </table:table-cell>
          <table:table-cell office:value-type="string" office:string-value="73: 24 x 20" table:formula="of:=COM.MICROSOFT.CONCAT([.V11]; &quot;: &quot;; [.$K11];&quot; x &quot;; [.$M11])" table:style-name="ce3">
            <text:p>73: 24 x 20</text:p>
          </table:table-cell>
          <table:table-cell office:value-type="string" office:string-value="98: 8 x 27" table:formula="of:=COM.MICROSOFT.CONCAT([.W11]; &quot;: &quot;; [.$O11];&quot; x &quot;; [.$Q11])" table:style-name="ce3">
            <text:p>98: 8 x 27</text:p>
          </table:table-cell>
          <table:table-cell office:value-type="string" office:string-value="107: 24 x 20" table:formula="of:=COM.MICROSOFT.CONCAT([.X11]; &quot;: &quot;; [.$K11];&quot; x &quot;; [.$M11])" table:style-name="ce3">
            <text:p>107: 24 x 20</text:p>
          </table:table-cell>
          <table:table-cell office:value-type="string" office:string-value="132: 37 x 14" table:formula="of:=COM.MICROSOFT.CONCAT([.Y11]; &quot;: &quot;; [.$F11];&quot; x &quot;; [.$H11])" table:style-name="ce3">
            <text:p>132: 37 x 14</text:p>
          </table:table-cell>
          <table:table-cell office:value-type="string" office:string-value="170: 24 x 20" table:formula="of:=COM.MICROSOFT.CONCAT([.Z11]; &quot;: &quot;; [.$K11];&quot; x &quot;; [.$M11])" table:style-name="ce3">
            <text:p>170: 24 x 20</text:p>
          </table:table-cell>
          <table:table-cell office:value-type="float" office:value="28" table:formula="of:=[.Q11]+1" table:style-name="ce2">
            <text:p>28</text:p>
          </table:table-cell>
          <table:table-cell table:style-name="ce1"/>
          <table:table-cell office:value-type="float" office:value="13" table:style-name="ce2">
            <text:p>13</text:p>
          </table:table-cell>
          <table:table-cell office:value-type="float" office:value="41" table:formula="of:=[.N29]+[.$L29]" table:style-name="ce2">
            <text:p>41</text:p>
          </table:table-cell>
          <table:table-cell office:value-type="float" office:value="69" table:formula="of:=[.O29]+[.$L29]" table:style-name="ce2">
            <text:p>69</text:p>
          </table:table-cell>
          <table:table-cell office:value-type="float" office:value="97" table:formula="of:=[.P29]+[.$L29]" table:style-name="ce2">
            <text:p>97</text:p>
          </table:table-cell>
          <table:table-cell office:value-type="float" office:value="125" table:formula="of:=[.Q29]+[.$L29]" table:style-name="ce2">
            <text:p>125</text:p>
          </table:table-cell>
          <table:table-cell office:value-type="float" office:value="153" table:formula="of:=[.R29]+[.$L29]" table:style-name="ce2">
            <text:p>153</text:p>
          </table:table-cell>
          <table:table-cell office:value-type="float" office:value="181" table:formula="of:=[.S29]+[.$L29]" table:style-name="ce2">
            <text:p>181</text:p>
          </table:table-cell>
          <table:table-cell office:value-type="float" office:value="209" table:formula="of:=[.T29]+[.$L29]" table:style-name="ce2">
            <text:p>209</text:p>
          </table:table-cell>
          <table:table-cell office:value-type="float" office:value="237" table:formula="of:=[.U29]+[.$L29]" table:style-name="ce2">
            <text:p>237</text:p>
          </table:table-cell>
          <table:table-cell office:value-type="float" office:value="265" table:formula="of:=[.V29]+[.$L29]" table:style-name="ce2">
            <text:p>265</text:p>
          </table:table-cell>
          <table:table-cell office:value-type="float" office:value="293" table:formula="of:=[.W29]+[.$L29]" table:style-name="ce2">
            <text:p>293</text:p>
          </table:table-cell>
          <table:table-cell office:value-type="float" office:value="321" table:formula="of:=[.X29]+[.$L29]" table:style-name="ce2">
            <text:p>321</text:p>
          </table:table-cell>
          <table:table-cell office:value-type="float" office:value="349" table:formula="of:=[.Y29]+[.$L29]" table:style-name="ce2">
            <text:p>349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10" table:style-name="ce5">
            <text:p>10</text:p>
          </table:table-cell>
          <table:table-cell office:value-type="float" office:value="40" table:formula="of:=32/(8/[.B30])" table:style-name="ce5">
            <text:p>40</text:p>
          </table:table-cell>
          <table:table-cell office:value-type="string" office:string-value="2: 8 x 29" table:formula="of:=COM.MICROSOFT.CONCAT([.S12]; &quot;: &quot;; [.$O12];&quot; x &quot;; [.$Q12])" table:style-name="ce5">
            <text:p>2: 8 x 29</text:p>
          </table:table-cell>
          <table:table-cell office:value-type="string" office:string-value="11: 26 x 21" table:formula="of:=COM.MICROSOFT.CONCAT([.T12]; &quot;: &quot;; [.$K12];&quot; x &quot;; [.$M12])" table:style-name="ce5">
            <text:p>11: 26 x 21</text:p>
          </table:table-cell>
          <table:table-cell office:value-type="string" office:string-value="38: 41 x 15" table:formula="of:=COM.MICROSOFT.CONCAT([.U12]; &quot;: &quot;; [.$F12];&quot; x &quot;; [.$H12])" table:style-name="ce5">
            <text:p>38: 41 x 15</text:p>
          </table:table-cell>
          <table:table-cell office:value-type="string" office:string-value="80: 26 x 21" table:formula="of:=COM.MICROSOFT.CONCAT([.V12]; &quot;: &quot;; [.$K12];&quot; x &quot;; [.$M12])" table:style-name="ce5">
            <text:p>80: 26 x 21</text:p>
          </table:table-cell>
          <table:table-cell office:value-type="string" office:string-value="107: 8 x 29" table:formula="of:=COM.MICROSOFT.CONCAT([.W12]; &quot;: &quot;; [.$O12];&quot; x &quot;; [.$Q12])" table:style-name="ce5">
            <text:p>107: 8 x 29</text:p>
          </table:table-cell>
          <table:table-cell office:value-type="string" office:string-value="116: 26 x 21" table:formula="of:=COM.MICROSOFT.CONCAT([.X12]; &quot;: &quot;; [.$K12];&quot; x &quot;; [.$M12])" table:style-name="ce5">
            <text:p>116: 26 x 21</text:p>
          </table:table-cell>
          <table:table-cell office:value-type="string" office:string-value="143: 41 x 15" table:formula="of:=COM.MICROSOFT.CONCAT([.Y12]; &quot;: &quot;; [.$F12];&quot; x &quot;; [.$H12])" table:style-name="ce5">
            <text:p>143: 41 x 15</text:p>
          </table:table-cell>
          <table:table-cell office:value-type="string" office:string-value="185: 26 x 21" table:formula="of:=COM.MICROSOFT.CONCAT([.Z12]; &quot;: &quot;; [.$K12];&quot; x &quot;; [.$M12])" table:style-name="ce5">
            <text:p>185: 26 x 21</text:p>
          </table:table-cell>
          <table:table-cell office:value-type="float" office:value="30" table:formula="of:=[.Q12]+1" table:style-name="ce1">
            <text:p>3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3" table:formula="of:=[.N30]+[.$L30]" table:style-name="ce1">
            <text:p>43</text:p>
          </table:table-cell>
          <table:table-cell office:value-type="float" office:value="73" table:formula="of:=[.O30]+[.$L30]" table:style-name="ce1">
            <text:p>73</text:p>
          </table:table-cell>
          <table:table-cell office:value-type="float" office:value="103" table:formula="of:=[.P30]+[.$L30]" table:style-name="ce1">
            <text:p>103</text:p>
          </table:table-cell>
          <table:table-cell office:value-type="float" office:value="133" table:formula="of:=[.Q30]+[.$L30]" table:style-name="ce1">
            <text:p>133</text:p>
          </table:table-cell>
          <table:table-cell office:value-type="float" office:value="163" table:formula="of:=[.R30]+[.$L30]" table:style-name="ce1">
            <text:p>163</text:p>
          </table:table-cell>
          <table:table-cell office:value-type="float" office:value="193" table:formula="of:=[.S30]+[.$L30]" table:style-name="ce1">
            <text:p>193</text:p>
          </table:table-cell>
          <table:table-cell office:value-type="float" office:value="223" table:formula="of:=[.T30]+[.$L30]" table:style-name="ce1">
            <text:p>223</text:p>
          </table:table-cell>
          <table:table-cell office:value-type="float" office:value="253" table:formula="of:=[.U30]+[.$L30]" table:style-name="ce1">
            <text:p>253</text:p>
          </table:table-cell>
          <table:table-cell office:value-type="float" office:value="283" table:formula="of:=[.V30]+[.$L30]" table:style-name="ce1">
            <text:p>283</text:p>
          </table:table-cell>
          <table:table-cell office:value-type="float" office:value="313" table:formula="of:=[.W30]+[.$L30]" table:style-name="ce1">
            <text:p>313</text:p>
          </table:table-cell>
          <table:table-cell office:value-type="float" office:value="343" table:formula="of:=[.X30]+[.$L30]" table:style-name="ce1">
            <text:p>343</text:p>
          </table:table-cell>
          <table:table-cell office:value-type="float" office:value="373" table:formula="of:=[.Y30]+[.$L30]" table:style-name="ce1">
            <text:p>373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11" table:style-name="ce3">
            <text:p>11</text:p>
          </table:table-cell>
          <table:table-cell office:value-type="float" office:value="44" table:formula="of:=32/(8/[.B31])" table:style-name="ce3">
            <text:p>44</text:p>
          </table:table-cell>
          <table:table-cell office:value-type="string" office:string-value="3: 8 x 31" table:formula="of:=COM.MICROSOFT.CONCAT([.S13]; &quot;: &quot;; [.$O13];&quot; x &quot;; [.$Q13])" table:style-name="ce3">
            <text:p>3: 8 x 31</text:p>
          </table:table-cell>
          <table:table-cell office:value-type="string" office:string-value="12: 28 x 22" table:formula="of:=COM.MICROSOFT.CONCAT([.T13]; &quot;: &quot;; [.$K13];&quot; x &quot;; [.$M13])" table:style-name="ce3">
            <text:p>12: 28 x 22</text:p>
          </table:table-cell>
          <table:table-cell office:value-type="string" office:string-value="41: 45 x 16" table:formula="of:=COM.MICROSOFT.CONCAT([.U13]; &quot;: &quot;; [.$F13];&quot; x &quot;; [.$H13])" table:style-name="ce3">
            <text:p>41: 45 x 16</text:p>
          </table:table-cell>
          <table:table-cell office:value-type="string" office:string-value="87: 28 x 22" table:formula="of:=COM.MICROSOFT.CONCAT([.V13]; &quot;: &quot;; [.$K13];&quot; x &quot;; [.$M13])" table:style-name="ce3">
            <text:p>87: 28 x 22</text:p>
          </table:table-cell>
          <table:table-cell office:value-type="string" office:string-value="116: 8 x 31" table:formula="of:=COM.MICROSOFT.CONCAT([.W13]; &quot;: &quot;; [.$O13];&quot; x &quot;; [.$Q13])" table:style-name="ce3">
            <text:p>116: 8 x 31</text:p>
          </table:table-cell>
          <table:table-cell office:value-type="string" office:string-value="125: 28 x 22" table:formula="of:=COM.MICROSOFT.CONCAT([.X13]; &quot;: &quot;; [.$K13];&quot; x &quot;; [.$M13])" table:style-name="ce3">
            <text:p>125: 28 x 22</text:p>
          </table:table-cell>
          <table:table-cell office:value-type="string" office:string-value="154: 45 x 16" table:formula="of:=COM.MICROSOFT.CONCAT([.Y13]; &quot;: &quot;; [.$F13];&quot; x &quot;; [.$H13])" table:style-name="ce3">
            <text:p>154: 45 x 16</text:p>
          </table:table-cell>
          <table:table-cell office:value-type="string" office:string-value="200: 28 x 22" table:formula="of:=COM.MICROSOFT.CONCAT([.Z13]; &quot;: &quot;; [.$K13];&quot; x &quot;; [.$M13])" table:style-name="ce3">
            <text:p>200: 28 x 22</text:p>
          </table:table-cell>
          <table:table-cell office:value-type="float" office:value="32" table:formula="of:=[.Q13]+1" table:style-name="ce2">
            <text:p>32</text:p>
          </table:table-cell>
          <table:table-cell table:style-name="ce1"/>
          <table:table-cell office:value-type="float" office:value="13" table:style-name="ce2">
            <text:p>13</text:p>
          </table:table-cell>
          <table:table-cell office:value-type="float" office:value="45" table:formula="of:=[.N31]+[.$L31]" table:style-name="ce2">
            <text:p>45</text:p>
          </table:table-cell>
          <table:table-cell office:value-type="float" office:value="77" table:formula="of:=[.O31]+[.$L31]" table:style-name="ce2">
            <text:p>77</text:p>
          </table:table-cell>
          <table:table-cell office:value-type="float" office:value="109" table:formula="of:=[.P31]+[.$L31]" table:style-name="ce2">
            <text:p>109</text:p>
          </table:table-cell>
          <table:table-cell office:value-type="float" office:value="141" table:formula="of:=[.Q31]+[.$L31]" table:style-name="ce2">
            <text:p>141</text:p>
          </table:table-cell>
          <table:table-cell office:value-type="float" office:value="173" table:formula="of:=[.R31]+[.$L31]" table:style-name="ce2">
            <text:p>173</text:p>
          </table:table-cell>
          <table:table-cell office:value-type="float" office:value="205" table:formula="of:=[.S31]+[.$L31]" table:style-name="ce2">
            <text:p>205</text:p>
          </table:table-cell>
          <table:table-cell office:value-type="float" office:value="237" table:formula="of:=[.T31]+[.$L31]" table:style-name="ce2">
            <text:p>237</text:p>
          </table:table-cell>
          <table:table-cell office:value-type="float" office:value="269" table:formula="of:=[.U31]+[.$L31]" table:style-name="ce2">
            <text:p>269</text:p>
          </table:table-cell>
          <table:table-cell office:value-type="float" office:value="301" table:formula="of:=[.V31]+[.$L31]" table:style-name="ce2">
            <text:p>301</text:p>
          </table:table-cell>
          <table:table-cell office:value-type="float" office:value="333" table:formula="of:=[.W31]+[.$L31]" table:style-name="ce2">
            <text:p>333</text:p>
          </table:table-cell>
          <table:table-cell office:value-type="float" office:value="365" table:formula="of:=[.X31]+[.$L31]" table:style-name="ce2">
            <text:p>365</text:p>
          </table:table-cell>
          <table:table-cell office:value-type="float" office:value="397" table:formula="of:=[.Y31]+[.$L31]" table:style-name="ce2">
            <text:p>397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12" table:style-name="ce5">
            <text:p>12</text:p>
          </table:table-cell>
          <table:table-cell office:value-type="float" office:value="48" table:formula="of:=32/(8/[.B32])" table:style-name="ce5">
            <text:p>48</text:p>
          </table:table-cell>
          <table:table-cell office:value-type="string" office:string-value="4: 8 x 33" table:formula="of:=COM.MICROSOFT.CONCAT([.S14]; &quot;: &quot;; [.$O14];&quot; x &quot;; [.$Q14])" table:style-name="ce5">
            <text:p>4: 8 x 33</text:p>
          </table:table-cell>
          <table:table-cell office:value-type="string" office:string-value="13: 30 x 23" table:formula="of:=COM.MICROSOFT.CONCAT([.T14]; &quot;: &quot;; [.$K14];&quot; x &quot;; [.$M14])" table:style-name="ce5">
            <text:p>13: 30 x 23</text:p>
          </table:table-cell>
          <table:table-cell office:value-type="string" office:string-value="44: 49 x 17" table:formula="of:=COM.MICROSOFT.CONCAT([.U14]; &quot;: &quot;; [.$F14];&quot; x &quot;; [.$H14])" table:style-name="ce5">
            <text:p>44: 49 x 17</text:p>
          </table:table-cell>
          <table:table-cell office:value-type="string" office:string-value="94: 30 x 23" table:formula="of:=COM.MICROSOFT.CONCAT([.V14]; &quot;: &quot;; [.$K14];&quot; x &quot;; [.$M14])" table:style-name="ce5">
            <text:p>94: 30 x 23</text:p>
          </table:table-cell>
          <table:table-cell office:value-type="string" office:string-value="125: 8 x 33" table:formula="of:=COM.MICROSOFT.CONCAT([.W14]; &quot;: &quot;; [.$O14];&quot; x &quot;; [.$Q14])" table:style-name="ce5">
            <text:p>125: 8 x 33</text:p>
          </table:table-cell>
          <table:table-cell office:value-type="string" office:string-value="134: 30 x 23" table:formula="of:=COM.MICROSOFT.CONCAT([.X14]; &quot;: &quot;; [.$K14];&quot; x &quot;; [.$M14])" table:style-name="ce5">
            <text:p>134: 30 x 23</text:p>
          </table:table-cell>
          <table:table-cell office:value-type="string" office:string-value="165: 49 x 17" table:formula="of:=COM.MICROSOFT.CONCAT([.Y14]; &quot;: &quot;; [.$F14];&quot; x &quot;; [.$H14])" table:style-name="ce5">
            <text:p>165: 49 x 17</text:p>
          </table:table-cell>
          <table:table-cell office:value-type="string" office:string-value="215: 30 x 23" table:formula="of:=COM.MICROSOFT.CONCAT([.Z14]; &quot;: &quot;; [.$K14];&quot; x &quot;; [.$M14])" table:style-name="ce5">
            <text:p>215: 30 x 23</text:p>
          </table:table-cell>
          <table:table-cell office:value-type="float" office:value="34" table:formula="of:=[.Q14]+1" table:style-name="ce1">
            <text:p>3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7" table:formula="of:=[.N32]+[.$L32]" table:style-name="ce1">
            <text:p>47</text:p>
          </table:table-cell>
          <table:table-cell office:value-type="float" office:value="81" table:formula="of:=[.O32]+[.$L32]" table:style-name="ce1">
            <text:p>81</text:p>
          </table:table-cell>
          <table:table-cell office:value-type="float" office:value="115" table:formula="of:=[.P32]+[.$L32]" table:style-name="ce1">
            <text:p>115</text:p>
          </table:table-cell>
          <table:table-cell office:value-type="float" office:value="149" table:formula="of:=[.Q32]+[.$L32]" table:style-name="ce1">
            <text:p>149</text:p>
          </table:table-cell>
          <table:table-cell office:value-type="float" office:value="183" table:formula="of:=[.R32]+[.$L32]" table:style-name="ce1">
            <text:p>183</text:p>
          </table:table-cell>
          <table:table-cell office:value-type="float" office:value="217" table:formula="of:=[.S32]+[.$L32]" table:style-name="ce1">
            <text:p>217</text:p>
          </table:table-cell>
          <table:table-cell office:value-type="float" office:value="251" table:formula="of:=[.T32]+[.$L32]" table:style-name="ce1">
            <text:p>251</text:p>
          </table:table-cell>
          <table:table-cell office:value-type="float" office:value="285" table:formula="of:=[.U32]+[.$L32]" table:style-name="ce1">
            <text:p>285</text:p>
          </table:table-cell>
          <table:table-cell office:value-type="float" office:value="319" table:formula="of:=[.V32]+[.$L32]" table:style-name="ce1">
            <text:p>319</text:p>
          </table:table-cell>
          <table:table-cell office:value-type="float" office:value="353" table:formula="of:=[.W32]+[.$L32]" table:style-name="ce1">
            <text:p>353</text:p>
          </table:table-cell>
          <table:table-cell office:value-type="float" office:value="387" table:formula="of:=[.X32]+[.$L32]" table:style-name="ce1">
            <text:p>387</text:p>
          </table:table-cell>
          <table:table-cell office:value-type="float" office:value="421" table:formula="of:=[.Y32]+[.$L32]" table:style-name="ce1">
            <text:p>421</text:p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11" table:style-name="ce1"/>
          <table:table-cell office:value-type="float" office:value="0" table:style-name="ce2">
            <text:p>0</text:p>
          </table:table-cell>
          <table:table-cell office:value-type="float" office:value="12" table:formula="of:=[.N34]+[.$L21]" table:style-name="ce2">
            <text:p>12</text:p>
          </table:table-cell>
          <table:table-cell office:value-type="float" office:value="24" table:formula="of:=[.O34]+[.$L21]" table:style-name="ce2">
            <text:p>24</text:p>
          </table:table-cell>
          <table:table-cell office:value-type="float" office:value="36" table:formula="of:=[.P34]+[.$L21]" table:style-name="ce2">
            <text:p>36</text:p>
          </table:table-cell>
          <table:table-cell office:value-type="float" office:value="48" table:formula="of:=[.Q34]+[.$L21]" table:style-name="ce2">
            <text:p>48</text:p>
          </table:table-cell>
          <table:table-cell office:value-type="float" office:value="60" table:formula="of:=[.R34]+[.$L21]" table:style-name="ce2">
            <text:p>60</text:p>
          </table:table-cell>
          <table:table-cell office:value-type="float" office:value="72" table:formula="of:=[.S34]+[.$L21]" table:style-name="ce2">
            <text:p>72</text:p>
          </table:table-cell>
          <table:table-cell office:value-type="float" office:value="84" table:formula="of:=[.T34]+[.$L21]" table:style-name="ce2">
            <text:p>84</text:p>
          </table:table-cell>
          <table:table-cell office:value-type="float" office:value="96" table:formula="of:=[.U34]+[.$L21]" table:style-name="ce2">
            <text:p>96</text:p>
          </table:table-cell>
          <table:table-cell office:value-type="float" office:value="108" table:formula="of:=[.V34]+[.$L21]" table:style-name="ce2">
            <text:p>108</text:p>
          </table:table-cell>
          <table:table-cell office:value-type="float" office:value="120" table:formula="of:=[.W34]+[.$L21]" table:style-name="ce2">
            <text:p>120</text:p>
          </table:table-cell>
          <table:table-cell office:value-type="float" office:value="132" table:formula="of:=[.X34]+[.$L21]" table:style-name="ce2">
            <text:p>132</text:p>
          </table:table-cell>
          <table:table-cell office:value-type="float" office:value="144" table:formula="of:=[.Y34]+[.$L21]" table:style-name="ce2">
            <text:p>144</text:p>
          </table:table-cell>
          <table:table-cell table:number-columns-repeated="16358"/>
        </table:table-row>
        <table:table-row table:style-name="ro1">
          <table:table-cell table:number-columns-repeated="2"/>
          <table:table-cell table:style-name="ce1"/>
          <table:table-cell office:value-type="string" table:style-name="ce10">
            <text:p>X</text:p>
          </table:table-cell>
          <table:table-cell office:value-type="string" table:style-name="ce10">
            <text:p>Y</text:p>
          </table:table-cell>
          <table:table-cell table:number-columns-repeated="8" table:style-name="ce1"/>
          <table:table-cell office:value-type="float" office:value="0" table:style-name="ce1">
            <text:p>0</text:p>
          </table:table-cell>
          <table:table-cell office:value-type="float" office:value="14" table:formula="of:=[.N35]+[.$L22]" table:style-name="ce1">
            <text:p>14</text:p>
          </table:table-cell>
          <table:table-cell office:value-type="float" office:value="28" table:formula="of:=[.O35]+[.$L22]" table:style-name="ce1">
            <text:p>28</text:p>
          </table:table-cell>
          <table:table-cell office:value-type="float" office:value="42" table:formula="of:=[.P35]+[.$L22]" table:style-name="ce1">
            <text:p>42</text:p>
          </table:table-cell>
          <table:table-cell office:value-type="float" office:value="56" table:formula="of:=[.Q35]+[.$L22]" table:style-name="ce1">
            <text:p>56</text:p>
          </table:table-cell>
          <table:table-cell office:value-type="float" office:value="70" table:formula="of:=[.R35]+[.$L22]" table:style-name="ce1">
            <text:p>70</text:p>
          </table:table-cell>
          <table:table-cell office:value-type="float" office:value="84" table:formula="of:=[.S35]+[.$L22]" table:style-name="ce1">
            <text:p>84</text:p>
          </table:table-cell>
          <table:table-cell office:value-type="float" office:value="98" table:formula="of:=[.T35]+[.$L22]" table:style-name="ce1">
            <text:p>98</text:p>
          </table:table-cell>
          <table:table-cell office:value-type="float" office:value="112" table:formula="of:=[.U35]+[.$L22]" table:style-name="ce1">
            <text:p>112</text:p>
          </table:table-cell>
          <table:table-cell office:value-type="float" office:value="126" table:formula="of:=[.V35]+[.$L22]" table:style-name="ce1">
            <text:p>126</text:p>
          </table:table-cell>
          <table:table-cell office:value-type="float" office:value="140" table:formula="of:=[.W35]+[.$L22]" table:style-name="ce1">
            <text:p>140</text:p>
          </table:table-cell>
          <table:table-cell office:value-type="float" office:value="154" table:formula="of:=[.X35]+[.$L22]" table:style-name="ce1">
            <text:p>154</text:p>
          </table:table-cell>
          <table:table-cell office:value-type="float" office:value="168" table:formula="of:=[.Y35]+[.$L22]" table:style-name="ce1">
            <text:p>168</text:p>
          </table:table-cell>
          <table:table-cell table:number-columns-repeated="16358"/>
        </table:table-row>
        <table:table-row table:style-name="ro1">
          <table:table-cell table:number-columns-repeated="2"/>
          <table:table-cell office:value-type="string" table:style-name="ce1">
            <text:p>Vertical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2L + H</text:p>
          </table:table-cell>
          <table:table-cell table:number-columns-repeated="8" table:style-name="ce1"/>
          <table:table-cell office:value-type="float" office:value="0" table:style-name="ce2">
            <text:p>0</text:p>
          </table:table-cell>
          <table:table-cell office:value-type="float" office:value="16" table:formula="of:=[.N36]+[.$L23]" table:style-name="ce2">
            <text:p>16</text:p>
          </table:table-cell>
          <table:table-cell office:value-type="float" office:value="32" table:formula="of:=[.O36]+[.$L23]" table:style-name="ce2">
            <text:p>32</text:p>
          </table:table-cell>
          <table:table-cell office:value-type="float" office:value="48" table:formula="of:=[.P36]+[.$L23]" table:style-name="ce2">
            <text:p>48</text:p>
          </table:table-cell>
          <table:table-cell office:value-type="float" office:value="64" table:formula="of:=[.Q36]+[.$L23]" table:style-name="ce2">
            <text:p>64</text:p>
          </table:table-cell>
          <table:table-cell office:value-type="float" office:value="80" table:formula="of:=[.R36]+[.$L23]" table:style-name="ce2">
            <text:p>80</text:p>
          </table:table-cell>
          <table:table-cell office:value-type="float" office:value="96" table:formula="of:=[.S36]+[.$L23]" table:style-name="ce2">
            <text:p>96</text:p>
          </table:table-cell>
          <table:table-cell office:value-type="float" office:value="112" table:formula="of:=[.T36]+[.$L23]" table:style-name="ce2">
            <text:p>112</text:p>
          </table:table-cell>
          <table:table-cell office:value-type="float" office:value="128" table:formula="of:=[.U36]+[.$L23]" table:style-name="ce2">
            <text:p>128</text:p>
          </table:table-cell>
          <table:table-cell office:value-type="float" office:value="144" table:formula="of:=[.V36]+[.$L23]" table:style-name="ce2">
            <text:p>144</text:p>
          </table:table-cell>
          <table:table-cell office:value-type="float" office:value="160" table:formula="of:=[.W36]+[.$L23]" table:style-name="ce2">
            <text:p>160</text:p>
          </table:table-cell>
          <table:table-cell office:value-type="float" office:value="176" table:formula="of:=[.X36]+[.$L23]" table:style-name="ce2">
            <text:p>176</text:p>
          </table:table-cell>
          <table:table-cell office:value-type="float" office:value="192" table:formula="of:=[.Y36]+[.$L23]" table:style-name="ce2">
            <text:p>192</text:p>
          </table:table-cell>
          <table:table-cell table:number-columns-repeated="16358"/>
        </table:table-row>
        <table:table-row table:style-name="ro1">
          <table:table-cell table:number-columns-repeated="2"/>
          <table:table-cell office:value-type="string" table:style-name="ce1">
            <text:p>Diagonal</text:p>
          </table:table-cell>
          <table:table-cell office:value-type="string" table:style-name="ce10">
            <text:p>2L + 6</text:p>
          </table:table-cell>
          <table:table-cell office:value-type="string" table:style-name="ce10">
            <text:p>2L <text:s/>+ H + 2</text:p>
          </table:table-cell>
          <table:table-cell table:number-columns-repeated="8" table:style-name="ce1"/>
          <table:table-cell office:value-type="float" office:value="0" table:style-name="ce1">
            <text:p>0</text:p>
          </table:table-cell>
          <table:table-cell office:value-type="float" office:value="18" table:formula="of:=[.N37]+[.$L24]" table:style-name="ce1">
            <text:p>18</text:p>
          </table:table-cell>
          <table:table-cell office:value-type="float" office:value="36" table:formula="of:=[.O37]+[.$L24]" table:style-name="ce1">
            <text:p>36</text:p>
          </table:table-cell>
          <table:table-cell office:value-type="float" office:value="54" table:formula="of:=[.P37]+[.$L24]" table:style-name="ce1">
            <text:p>54</text:p>
          </table:table-cell>
          <table:table-cell office:value-type="float" office:value="72" table:formula="of:=[.Q37]+[.$L24]" table:style-name="ce1">
            <text:p>72</text:p>
          </table:table-cell>
          <table:table-cell office:value-type="float" office:value="90" table:formula="of:=[.R37]+[.$L24]" table:style-name="ce1">
            <text:p>90</text:p>
          </table:table-cell>
          <table:table-cell office:value-type="float" office:value="108" table:formula="of:=[.S37]+[.$L24]" table:style-name="ce1">
            <text:p>108</text:p>
          </table:table-cell>
          <table:table-cell office:value-type="float" office:value="126" table:formula="of:=[.T37]+[.$L24]" table:style-name="ce1">
            <text:p>126</text:p>
          </table:table-cell>
          <table:table-cell office:value-type="float" office:value="144" table:formula="of:=[.U37]+[.$L24]" table:style-name="ce1">
            <text:p>144</text:p>
          </table:table-cell>
          <table:table-cell office:value-type="float" office:value="162" table:formula="of:=[.V37]+[.$L24]" table:style-name="ce1">
            <text:p>162</text:p>
          </table:table-cell>
          <table:table-cell office:value-type="float" office:value="180" table:formula="of:=[.W37]+[.$L24]" table:style-name="ce1">
            <text:p>180</text:p>
          </table:table-cell>
          <table:table-cell office:value-type="float" office:value="198" table:formula="of:=[.X37]+[.$L24]" table:style-name="ce1">
            <text:p>198</text:p>
          </table:table-cell>
          <table:table-cell office:value-type="float" office:value="216" table:formula="of:=[.Y37]+[.$L24]" table:style-name="ce1">
            <text:p>216</text:p>
          </table:table-cell>
          <table:table-cell table:number-columns-repeated="16358"/>
        </table:table-row>
        <table:table-row table:style-name="ro1">
          <table:table-cell table:number-columns-repeated="2"/>
          <table:table-cell office:value-type="string" table:style-name="ce1">
            <text:p>Horizontal</text:p>
          </table:table-cell>
          <table:table-cell office:value-type="string" table:style-name="ce10">
            <text:p>4L</text:p>
          </table:table-cell>
          <table:table-cell office:value-type="string" table:style-name="ce10">
            <text:p>H + 4</text:p>
          </table:table-cell>
          <table:table-cell table:number-columns-repeated="8" table:style-name="ce1"/>
          <table:table-cell office:value-type="float" office:value="0" table:style-name="ce2">
            <text:p>0</text:p>
          </table:table-cell>
          <table:table-cell office:value-type="float" office:value="20" table:formula="of:=[.N38]+[.$L25]" table:style-name="ce2">
            <text:p>20</text:p>
          </table:table-cell>
          <table:table-cell office:value-type="float" office:value="40" table:formula="of:=[.O38]+[.$L25]" table:style-name="ce2">
            <text:p>40</text:p>
          </table:table-cell>
          <table:table-cell office:value-type="float" office:value="60" table:formula="of:=[.P38]+[.$L25]" table:style-name="ce2">
            <text:p>60</text:p>
          </table:table-cell>
          <table:table-cell office:value-type="float" office:value="80" table:formula="of:=[.Q38]+[.$L25]" table:style-name="ce2">
            <text:p>80</text:p>
          </table:table-cell>
          <table:table-cell office:value-type="float" office:value="100" table:formula="of:=[.R38]+[.$L25]" table:style-name="ce2">
            <text:p>100</text:p>
          </table:table-cell>
          <table:table-cell office:value-type="float" office:value="120" table:formula="of:=[.S38]+[.$L25]" table:style-name="ce2">
            <text:p>120</text:p>
          </table:table-cell>
          <table:table-cell office:value-type="float" office:value="140" table:formula="of:=[.T38]+[.$L25]" table:style-name="ce2">
            <text:p>140</text:p>
          </table:table-cell>
          <table:table-cell office:value-type="float" office:value="160" table:formula="of:=[.U38]+[.$L25]" table:style-name="ce2">
            <text:p>160</text:p>
          </table:table-cell>
          <table:table-cell office:value-type="float" office:value="180" table:formula="of:=[.V38]+[.$L25]" table:style-name="ce2">
            <text:p>180</text:p>
          </table:table-cell>
          <table:table-cell office:value-type="float" office:value="200" table:formula="of:=[.W38]+[.$L25]" table:style-name="ce2">
            <text:p>200</text:p>
          </table:table-cell>
          <table:table-cell office:value-type="float" office:value="220" table:formula="of:=[.X38]+[.$L25]" table:style-name="ce2">
            <text:p>220</text:p>
          </table:table-cell>
          <table:table-cell office:value-type="float" office:value="240" table:formula="of:=[.Y38]+[.$L25]" table:style-name="ce2">
            <text:p>240</text:p>
          </table:table-cell>
          <table:table-cell table:number-columns-repeated="16358"/>
        </table:table-row>
        <table:table-row table:style-name="ro1">
          <table:table-cell table:number-columns-repeated="2"/>
          <table:table-cell table:number-columns-repeated="11" table:style-name="ce1"/>
          <table:table-cell office:value-type="float" office:value="0" table:style-name="ce1">
            <text:p>0</text:p>
          </table:table-cell>
          <table:table-cell office:value-type="float" office:value="22" table:formula="of:=[.N39]+[.$L26]" table:style-name="ce1">
            <text:p>22</text:p>
          </table:table-cell>
          <table:table-cell office:value-type="float" office:value="44" table:formula="of:=[.O39]+[.$L26]" table:style-name="ce1">
            <text:p>44</text:p>
          </table:table-cell>
          <table:table-cell office:value-type="float" office:value="66" table:formula="of:=[.P39]+[.$L26]" table:style-name="ce1">
            <text:p>66</text:p>
          </table:table-cell>
          <table:table-cell office:value-type="float" office:value="88" table:formula="of:=[.Q39]+[.$L26]" table:style-name="ce1">
            <text:p>88</text:p>
          </table:table-cell>
          <table:table-cell office:value-type="float" office:value="110" table:formula="of:=[.R39]+[.$L26]" table:style-name="ce1">
            <text:p>110</text:p>
          </table:table-cell>
          <table:table-cell office:value-type="float" office:value="132" table:formula="of:=[.S39]+[.$L26]" table:style-name="ce1">
            <text:p>132</text:p>
          </table:table-cell>
          <table:table-cell office:value-type="float" office:value="154" table:formula="of:=[.T39]+[.$L26]" table:style-name="ce1">
            <text:p>154</text:p>
          </table:table-cell>
          <table:table-cell office:value-type="float" office:value="176" table:formula="of:=[.U39]+[.$L26]" table:style-name="ce1">
            <text:p>176</text:p>
          </table:table-cell>
          <table:table-cell office:value-type="float" office:value="198" table:formula="of:=[.V39]+[.$L26]" table:style-name="ce1">
            <text:p>198</text:p>
          </table:table-cell>
          <table:table-cell office:value-type="float" office:value="220" table:formula="of:=[.W39]+[.$L26]" table:style-name="ce1">
            <text:p>220</text:p>
          </table:table-cell>
          <table:table-cell office:value-type="float" office:value="242" table:formula="of:=[.X39]+[.$L26]" table:style-name="ce1">
            <text:p>242</text:p>
          </table:table-cell>
          <table:table-cell office:value-type="float" office:value="264" table:formula="of:=[.Y39]+[.$L26]" table:style-name="ce1">
            <text:p>264</text:p>
          </table:table-cell>
          <table:table-cell table:number-columns-repeated="16358"/>
        </table:table-row>
        <table:table-row table:style-name="ro1">
          <table:table-cell table:number-columns-repeated="2"/>
          <table:table-cell table:number-columns-repeated="11" table:style-name="ce1"/>
          <table:table-cell office:value-type="float" office:value="0" table:style-name="ce2">
            <text:p>0</text:p>
          </table:table-cell>
          <table:table-cell office:value-type="float" office:value="24" table:formula="of:=[.N40]+[.$L27]" table:style-name="ce2">
            <text:p>24</text:p>
          </table:table-cell>
          <table:table-cell office:value-type="float" office:value="48" table:formula="of:=[.O40]+[.$L27]" table:style-name="ce2">
            <text:p>48</text:p>
          </table:table-cell>
          <table:table-cell office:value-type="float" office:value="72" table:formula="of:=[.P40]+[.$L27]" table:style-name="ce2">
            <text:p>72</text:p>
          </table:table-cell>
          <table:table-cell office:value-type="float" office:value="96" table:formula="of:=[.Q40]+[.$L27]" table:style-name="ce2">
            <text:p>96</text:p>
          </table:table-cell>
          <table:table-cell office:value-type="float" office:value="120" table:formula="of:=[.R40]+[.$L27]" table:style-name="ce2">
            <text:p>120</text:p>
          </table:table-cell>
          <table:table-cell office:value-type="float" office:value="144" table:formula="of:=[.S40]+[.$L27]" table:style-name="ce2">
            <text:p>144</text:p>
          </table:table-cell>
          <table:table-cell office:value-type="float" office:value="168" table:formula="of:=[.T40]+[.$L27]" table:style-name="ce2">
            <text:p>168</text:p>
          </table:table-cell>
          <table:table-cell office:value-type="float" office:value="192" table:formula="of:=[.U40]+[.$L27]" table:style-name="ce2">
            <text:p>192</text:p>
          </table:table-cell>
          <table:table-cell office:value-type="float" office:value="216" table:formula="of:=[.V40]+[.$L27]" table:style-name="ce2">
            <text:p>216</text:p>
          </table:table-cell>
          <table:table-cell office:value-type="float" office:value="240" table:formula="of:=[.W40]+[.$L27]" table:style-name="ce2">
            <text:p>240</text:p>
          </table:table-cell>
          <table:table-cell office:value-type="float" office:value="264" table:formula="of:=[.X40]+[.$L27]" table:style-name="ce2">
            <text:p>264</text:p>
          </table:table-cell>
          <table:table-cell office:value-type="float" office:value="288" table:formula="of:=[.Y40]+[.$L27]" table:style-name="ce2">
            <text:p>288</text:p>
          </table:table-cell>
          <table:table-cell table:number-columns-repeated="16358"/>
        </table:table-row>
        <table:table-row table:style-name="ro1">
          <table:table-cell table:number-columns-repeated="2"/>
          <table:table-cell table:number-columns-repeated="11" table:style-name="ce1"/>
          <table:table-cell office:value-type="float" office:value="0" table:style-name="ce1">
            <text:p>0</text:p>
          </table:table-cell>
          <table:table-cell office:value-type="float" office:value="26" table:formula="of:=[.N41]+[.$L28]" table:style-name="ce1">
            <text:p>26</text:p>
          </table:table-cell>
          <table:table-cell office:value-type="float" office:value="52" table:formula="of:=[.O41]+[.$L28]" table:style-name="ce1">
            <text:p>52</text:p>
          </table:table-cell>
          <table:table-cell office:value-type="float" office:value="78" table:formula="of:=[.P41]+[.$L28]" table:style-name="ce1">
            <text:p>78</text:p>
          </table:table-cell>
          <table:table-cell office:value-type="float" office:value="104" table:formula="of:=[.Q41]+[.$L28]" table:style-name="ce1">
            <text:p>104</text:p>
          </table:table-cell>
          <table:table-cell office:value-type="float" office:value="130" table:formula="of:=[.R41]+[.$L28]" table:style-name="ce1">
            <text:p>130</text:p>
          </table:table-cell>
          <table:table-cell office:value-type="float" office:value="156" table:formula="of:=[.S41]+[.$L28]" table:style-name="ce1">
            <text:p>156</text:p>
          </table:table-cell>
          <table:table-cell office:value-type="float" office:value="182" table:formula="of:=[.T41]+[.$L28]" table:style-name="ce1">
            <text:p>182</text:p>
          </table:table-cell>
          <table:table-cell office:value-type="float" office:value="208" table:formula="of:=[.U41]+[.$L28]" table:style-name="ce1">
            <text:p>208</text:p>
          </table:table-cell>
          <table:table-cell office:value-type="float" office:value="234" table:formula="of:=[.V41]+[.$L28]" table:style-name="ce1">
            <text:p>234</text:p>
          </table:table-cell>
          <table:table-cell office:value-type="float" office:value="260" table:formula="of:=[.W41]+[.$L28]" table:style-name="ce1">
            <text:p>260</text:p>
          </table:table-cell>
          <table:table-cell office:value-type="float" office:value="286" table:formula="of:=[.X41]+[.$L28]" table:style-name="ce1">
            <text:p>286</text:p>
          </table:table-cell>
          <table:table-cell office:value-type="float" office:value="312" table:formula="of:=[.Y41]+[.$L28]" table:style-name="ce1">
            <text:p>312</text:p>
          </table:table-cell>
          <table:table-cell table:number-columns-repeated="16358"/>
        </table:table-row>
        <table:table-row table:style-name="ro1">
          <table:table-cell table:number-columns-repeated="2"/>
          <table:table-cell table:number-columns-repeated="11" table:style-name="ce1"/>
          <table:table-cell office:value-type="float" office:value="0" table:style-name="ce2">
            <text:p>0</text:p>
          </table:table-cell>
          <table:table-cell office:value-type="float" office:value="28" table:formula="of:=[.N42]+[.$L29]" table:style-name="ce2">
            <text:p>28</text:p>
          </table:table-cell>
          <table:table-cell office:value-type="float" office:value="56" table:formula="of:=[.O42]+[.$L29]" table:style-name="ce2">
            <text:p>56</text:p>
          </table:table-cell>
          <table:table-cell office:value-type="float" office:value="84" table:formula="of:=[.P42]+[.$L29]" table:style-name="ce2">
            <text:p>84</text:p>
          </table:table-cell>
          <table:table-cell office:value-type="float" office:value="112" table:formula="of:=[.Q42]+[.$L29]" table:style-name="ce2">
            <text:p>112</text:p>
          </table:table-cell>
          <table:table-cell office:value-type="float" office:value="140" table:formula="of:=[.R42]+[.$L29]" table:style-name="ce2">
            <text:p>140</text:p>
          </table:table-cell>
          <table:table-cell office:value-type="float" office:value="168" table:formula="of:=[.S42]+[.$L29]" table:style-name="ce2">
            <text:p>168</text:p>
          </table:table-cell>
          <table:table-cell office:value-type="float" office:value="196" table:formula="of:=[.T42]+[.$L29]" table:style-name="ce2">
            <text:p>196</text:p>
          </table:table-cell>
          <table:table-cell office:value-type="float" office:value="224" table:formula="of:=[.U42]+[.$L29]" table:style-name="ce2">
            <text:p>224</text:p>
          </table:table-cell>
          <table:table-cell office:value-type="float" office:value="252" table:formula="of:=[.V42]+[.$L29]" table:style-name="ce2">
            <text:p>252</text:p>
          </table:table-cell>
          <table:table-cell office:value-type="float" office:value="280" table:formula="of:=[.W42]+[.$L29]" table:style-name="ce2">
            <text:p>280</text:p>
          </table:table-cell>
          <table:table-cell office:value-type="float" office:value="308" table:formula="of:=[.X42]+[.$L29]" table:style-name="ce2">
            <text:p>308</text:p>
          </table:table-cell>
          <table:table-cell office:value-type="float" office:value="336" table:formula="of:=[.Y42]+[.$L29]" table:style-name="ce2">
            <text:p>336</text:p>
          </table:table-cell>
          <table:table-cell table:number-columns-repeated="16358"/>
        </table:table-row>
        <table:table-row table:style-name="ro1">
          <table:table-cell table:number-columns-repeated="2"/>
          <table:table-cell table:number-columns-repeated="11" table:style-name="ce1"/>
          <table:table-cell office:value-type="float" office:value="0" table:style-name="ce1">
            <text:p>0</text:p>
          </table:table-cell>
          <table:table-cell office:value-type="float" office:value="30" table:formula="of:=[.N43]+[.$L30]" table:style-name="ce1">
            <text:p>30</text:p>
          </table:table-cell>
          <table:table-cell office:value-type="float" office:value="60" table:formula="of:=[.O43]+[.$L30]" table:style-name="ce1">
            <text:p>60</text:p>
          </table:table-cell>
          <table:table-cell office:value-type="float" office:value="90" table:formula="of:=[.P43]+[.$L30]" table:style-name="ce1">
            <text:p>90</text:p>
          </table:table-cell>
          <table:table-cell office:value-type="float" office:value="120" table:formula="of:=[.Q43]+[.$L30]" table:style-name="ce1">
            <text:p>120</text:p>
          </table:table-cell>
          <table:table-cell office:value-type="float" office:value="150" table:formula="of:=[.R43]+[.$L30]" table:style-name="ce1">
            <text:p>150</text:p>
          </table:table-cell>
          <table:table-cell office:value-type="float" office:value="180" table:formula="of:=[.S43]+[.$L30]" table:style-name="ce1">
            <text:p>180</text:p>
          </table:table-cell>
          <table:table-cell office:value-type="float" office:value="210" table:formula="of:=[.T43]+[.$L30]" table:style-name="ce1">
            <text:p>210</text:p>
          </table:table-cell>
          <table:table-cell office:value-type="float" office:value="240" table:formula="of:=[.U43]+[.$L30]" table:style-name="ce1">
            <text:p>240</text:p>
          </table:table-cell>
          <table:table-cell office:value-type="float" office:value="270" table:formula="of:=[.V43]+[.$L30]" table:style-name="ce1">
            <text:p>270</text:p>
          </table:table-cell>
          <table:table-cell office:value-type="float" office:value="300" table:formula="of:=[.W43]+[.$L30]" table:style-name="ce1">
            <text:p>300</text:p>
          </table:table-cell>
          <table:table-cell office:value-type="float" office:value="330" table:formula="of:=[.X43]+[.$L30]" table:style-name="ce1">
            <text:p>330</text:p>
          </table:table-cell>
          <table:table-cell office:value-type="float" office:value="360" table:formula="of:=[.Y43]+[.$L30]" table:style-name="ce1">
            <text:p>360</text:p>
          </table:table-cell>
          <table:table-cell table:number-columns-repeated="16358"/>
        </table:table-row>
        <table:table-row table:style-name="ro1">
          <table:table-cell table:number-columns-repeated="2"/>
          <table:table-cell table:number-columns-repeated="11" table:style-name="ce1"/>
          <table:table-cell office:value-type="float" office:value="0" table:style-name="ce2">
            <text:p>0</text:p>
          </table:table-cell>
          <table:table-cell office:value-type="float" office:value="32" table:formula="of:=[.N44]+[.$L31]" table:style-name="ce2">
            <text:p>32</text:p>
          </table:table-cell>
          <table:table-cell office:value-type="float" office:value="64" table:formula="of:=[.O44]+[.$L31]" table:style-name="ce2">
            <text:p>64</text:p>
          </table:table-cell>
          <table:table-cell office:value-type="float" office:value="96" table:formula="of:=[.P44]+[.$L31]" table:style-name="ce2">
            <text:p>96</text:p>
          </table:table-cell>
          <table:table-cell office:value-type="float" office:value="128" table:formula="of:=[.Q44]+[.$L31]" table:style-name="ce2">
            <text:p>128</text:p>
          </table:table-cell>
          <table:table-cell office:value-type="float" office:value="160" table:formula="of:=[.R44]+[.$L31]" table:style-name="ce2">
            <text:p>160</text:p>
          </table:table-cell>
          <table:table-cell office:value-type="float" office:value="192" table:formula="of:=[.S44]+[.$L31]" table:style-name="ce2">
            <text:p>192</text:p>
          </table:table-cell>
          <table:table-cell office:value-type="float" office:value="224" table:formula="of:=[.T44]+[.$L31]" table:style-name="ce2">
            <text:p>224</text:p>
          </table:table-cell>
          <table:table-cell office:value-type="float" office:value="256" table:formula="of:=[.U44]+[.$L31]" table:style-name="ce2">
            <text:p>256</text:p>
          </table:table-cell>
          <table:table-cell office:value-type="float" office:value="288" table:formula="of:=[.V44]+[.$L31]" table:style-name="ce2">
            <text:p>288</text:p>
          </table:table-cell>
          <table:table-cell office:value-type="float" office:value="320" table:formula="of:=[.W44]+[.$L31]" table:style-name="ce2">
            <text:p>320</text:p>
          </table:table-cell>
          <table:table-cell office:value-type="float" office:value="352" table:formula="of:=[.X44]+[.$L31]" table:style-name="ce2">
            <text:p>352</text:p>
          </table:table-cell>
          <table:table-cell office:value-type="float" office:value="384" table:formula="of:=[.Y44]+[.$L31]" table:style-name="ce2">
            <text:p>384</text:p>
          </table:table-cell>
          <table:table-cell table:number-columns-repeated="16358"/>
        </table:table-row>
        <table:table-row table:style-name="ro1">
          <table:table-cell table:number-columns-repeated="2"/>
          <table:table-cell table:number-columns-repeated="11" table:style-name="ce1"/>
          <table:table-cell office:value-type="float" office:value="0" table:style-name="ce1">
            <text:p>0</text:p>
          </table:table-cell>
          <table:table-cell office:value-type="float" office:value="34" table:formula="of:=[.N45]+[.$L32]" table:style-name="ce1">
            <text:p>34</text:p>
          </table:table-cell>
          <table:table-cell office:value-type="float" office:value="68" table:formula="of:=[.O45]+[.$L32]" table:style-name="ce1">
            <text:p>68</text:p>
          </table:table-cell>
          <table:table-cell office:value-type="float" office:value="102" table:formula="of:=[.P45]+[.$L32]" table:style-name="ce1">
            <text:p>102</text:p>
          </table:table-cell>
          <table:table-cell office:value-type="float" office:value="136" table:formula="of:=[.Q45]+[.$L32]" table:style-name="ce1">
            <text:p>136</text:p>
          </table:table-cell>
          <table:table-cell office:value-type="float" office:value="170" table:formula="of:=[.R45]+[.$L32]" table:style-name="ce1">
            <text:p>170</text:p>
          </table:table-cell>
          <table:table-cell office:value-type="float" office:value="204" table:formula="of:=[.S45]+[.$L32]" table:style-name="ce1">
            <text:p>204</text:p>
          </table:table-cell>
          <table:table-cell office:value-type="float" office:value="238" table:formula="of:=[.T45]+[.$L32]" table:style-name="ce1">
            <text:p>238</text:p>
          </table:table-cell>
          <table:table-cell office:value-type="float" office:value="272" table:formula="of:=[.U45]+[.$L32]" table:style-name="ce1">
            <text:p>272</text:p>
          </table:table-cell>
          <table:table-cell office:value-type="float" office:value="306" table:formula="of:=[.V45]+[.$L32]" table:style-name="ce1">
            <text:p>306</text:p>
          </table:table-cell>
          <table:table-cell office:value-type="float" office:value="340" table:formula="of:=[.W45]+[.$L32]" table:style-name="ce1">
            <text:p>340</text:p>
          </table:table-cell>
          <table:table-cell office:value-type="float" office:value="374" table:formula="of:=[.X45]+[.$L32]" table:style-name="ce1">
            <text:p>374</text:p>
          </table:table-cell>
          <table:table-cell office:value-type="float" office:value="408" table:formula="of:=[.Y45]+[.$L32]" table:style-name="ce1">
            <text:p>408</text:p>
          </table:table-cell>
          <table:table-cell table:number-columns-repeated="16358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Jon Story</meta:initial-creator>
    <dc:creator>Jon Story</dc:creator>
    <meta:creation-date>2024-04-03T14:50:51Z</meta:creation-date>
    <dc:date>2025-09-24T21:40:28Z</dc:date>
  </office:meta>
</office:document-meta>
</file>